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resentation" style:name="a595">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596">
      <style:text-properties fo:text-transform="uppercase" fo:color="#7f7f7f" style:text-line-through-type="none" style:text-line-through-style="none" style:text-line-through-width="auto" style:text-line-through-color="font-color" style:text-position="0% 100%" fo:font-family="Impact" style:font-family-generic="swiss" style:font-pitch="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text-transform="uppercase" fo:color="#7f7f7f" style:text-line-through-type="none" style:text-line-through-style="none" style:text-line-through-width="auto" style:text-line-through-color="font-color" style:text-position="0% 100%" fo:font-family="Impact" style:font-family-generic="swiss" style:font-pitch="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drawing-page" style:name="a601">
      <style:drawing-page-properties draw:fill="gradient" draw:fill-gradient-name="a6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2">
      <style:text-properties fo:text-transform="uppercase" fo:color="#a6a6a6"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3">
      <style:text-properties fo:text-transform="uppercase" fo:color="#a6a6a6"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9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607">
      <style:drawing-page-properties draw:fill="gradient" draw:fill-gradient-name="a60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0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60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drawing-page" style:name="a591">
      <style:drawing-page-properties draw:fill="gradient" draw:fill-gradient-name="a59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2">
      <style:text-properties fo:text-transform="uppercase" fo:color="#000000" style:text-line-through-type="none" style:text-line-through-style="none" style:text-line-through-width="auto" style:text-line-through-color="font-color" style:text-position="0% 100%" fo:font-family="Tw Cen MT" style:font-family-complex="Koodak" style:font-pitch-complex="variable" fo:font-size="1.11111in" style:font-size-asian="1.11111in" style:font-size-complex="1.11111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text-transform="uppercase" fo:color="#000000" style:text-line-through-type="none" style:text-line-through-style="none" style:text-line-through-width="auto" style:text-line-through-color="font-color" style:text-position="0% 100%" fo:font-family="Tw Cen MT" style:font-family-complex="Koodak" style:font-pitch-complex="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presentation>
      <draw:page draw:name="Slide1" draw:style-name="a591" draw:master-page-name="Master1-Layout1-title-Title-Slide" presentation:presentation-page-layout-name="Master1-PPL1" draw:id="Slide-256">
        <draw:frame draw:id="id145" presentation:style-name="a595" draw:name="Title 1" svg:x="1.91493in" svg:y="0.92256in" svg:width="9.50347in" svg:height="2.74411in" presentation:class="title" presentation:placeholder="false">
          <draw:text-box>
            <text:p text:style-name="a594" text:class-names="" text:cond-style-name=""><text:span text:style-name="a592" text:class-names="">جنبش نرم افزار آزاد</text:span><text:span text:style-name="a593" text:class-names=""/></text:p>
          </draw:text-box>
          <svg:title/>
          <svg:desc/>
        </draw:frame>
        <draw:frame draw:id="id146" presentation:style-name="a599" draw:name="Subtitle 2" svg:x="1.91493in" svg:y="3.81944in" svg:width="9.50347in" svg:height="1.5in" presentation:class="subtitle" presentation:placeholder="false">
          <draw:text-box>
            <text:p text:style-name="a598" text:class-names="" text:cond-style-name=""><text:span text:style-name="a596" text:class-names="">Free software movement</text:span><text:span text:style-name="a597" text:class-names=""/></text:p>
          </draw:text-box>
          <svg:title/>
          <svg:desc/>
        </draw:frame>
      </draw:page>
      <draw:page draw:name="Slide2" draw:style-name="a601" draw:master-page-name="Master1-Layout7-blank-Blank" presentation:presentation-page-layout-name="Master1-PPL7" draw:id="Slide-257">
        <draw:frame draw:id="id147" draw:style-name="a605" draw:name="Title 1" svg:x="1.05032in" svg:y="2.88781in" svg:width="10.71147in" svg:height="2.36364in">
          <draw:text-box>
            <text:p text:style-name="a604" text:class-names="" text:cond-style-name=""><text:span text:style-name="a602" text:class-names="">The free software movement is one of the most successful social movements to arise from computing culture, driven by a worldwide community of ethical programmers dedicated to the cause of freedom and sharing. But the ultimate success of the free software movement depends upon teaching our friends, neighbors and work colleagues about the danger of not having software freedom, about the danger of a society losing control over its computing.</text:span><text:span text:style-name="a603" text:class-names=""/></text:p>
          </draw:text-box>
          <svg:title/>
          <svg:desc/>
        </draw:frame>
      </draw:page>
      <draw:page draw:name="Slide3" draw:style-name="a607" draw:master-page-name="Master1-Layout13-cust-Name-Card" presentation:presentation-page-layout-name="Master1-PPL13" draw:id="Slide-258">
        <draw:frame draw:id="id148" presentation:style-name="a608" draw:name="Title 1" svg:x="0.99932in" svg:y="2.33893in" svg:width="11.3347in" svg:height="2.74698in" presentation:class="title" presentation:placeholder="true">
          <draw:text-box/>
          <svg:title/>
          <svg:desc/>
        </draw:frame>
        <draw:frame draw:id="id149" presentation:style-name="a609" draw:name="Text Placeholder 2" svg:x="0.99932in" svg:y="5.09879in" svg:width="11.3347in" svg:height="1.24742in" presentation:class="outline" presentation:placeholder="true">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91493in" svg:y="1.42256in" svg:width="9.50347in" svg:height="2.74411in"/>
      <presentation:placeholder presentation:object="subtitle" svg:x="1.91493in" svg:y="4.25in" svg:width="9.50347in" svg:height="1.5in"/>
      <presentation:placeholder presentation:object="date-time" svg:x="8.39757in" svg:y="6.43403in" svg:width="3in" svg:height="0.39931in"/>
      <presentation:placeholder presentation:object="footer" svg:x="0.99932in" svg:y="6.43403in" svg:width="7.29756in" svg:height="0.39931in"/>
      <presentation:placeholder presentation:object="page-number" svg:x="11.49826in" svg:y="6.43403in" svg:width="0.83576in" svg:height="0.39931in"/>
    </style:presentation-page-layout>
    <style:presentation-page-layout style:name="Master1-PPL2" style:display-name="Title and Content">
      <presentation:placeholder presentation:object="title" svg:x="0.99932in" svg:y="0.67642in" svg:width="11.3347in" svg:height="1.7456in"/>
      <presentation:placeholder presentation:object="object" svg:x="0.99932in" svg:y="2.58868in" svg:width="11.33402in" svg:height="3.74465in"/>
      <presentation:placeholder presentation:object="date-time" svg:x="8.39757in" svg:y="6.43403in" svg:width="3in" svg:height="0.39931in"/>
      <presentation:placeholder presentation:object="footer" svg:x="0.99932in" svg:y="6.43403in" svg:width="7.29756in" svg:height="0.39931in"/>
      <presentation:placeholder presentation:object="page-number" svg:x="11.49826in" svg:y="6.43403in" svg:width="0.83576in" svg:height="0.39931in"/>
    </style:presentation-page-layout>
    <style:presentation-page-layout style:name="Master1-PPL3" style:display-name="Section Header">
      <presentation:placeholder presentation:object="title" svg:x="0.99932in" svg:y="0.90613in" svg:width="11.32081in" svg:height="2.99302in"/>
      <presentation:placeholder presentation:object="outline" svg:x="0.99932in" svg:y="3.99984in" svg:width="11.32081in" svg:height="1.49626in"/>
      <presentation:placeholder presentation:object="date-time" svg:x="8.39757in" svg:y="6.43403in" svg:width="3in" svg:height="0.39931in"/>
      <presentation:placeholder presentation:object="footer" svg:x="0.99932in" svg:y="6.43403in" svg:width="7.29756in" svg:height="0.39931in"/>
      <presentation:placeholder presentation:object="page-number" svg:x="11.49826in" svg:y="6.43403in" svg:width="0.83576in" svg:height="0.39931in"/>
    </style:presentation-page-layout>
    <style:presentation-page-layout style:name="Master1-PPL4" style:display-name="Two Content">
      <presentation:placeholder presentation:object="title" svg:x="0.99932in" svg:y="0.67642in" svg:width="11.3347in" svg:height="1.7456in"/>
      <presentation:placeholder presentation:object="object" svg:x="0.99932in" svg:y="2.58868in" svg:width="5.58402in" svg:height="3.74465in"/>
      <presentation:placeholder presentation:object="object" svg:x="6.75in" svg:y="2.58868in" svg:width="5.58333in" svg:height="3.74465in"/>
      <presentation:placeholder presentation:object="date-time" svg:x="8.39757in" svg:y="6.43403in" svg:width="3in" svg:height="0.39931in"/>
      <presentation:placeholder presentation:object="footer" svg:x="0.99932in" svg:y="6.43403in" svg:width="7.29756in" svg:height="0.39931in"/>
      <presentation:placeholder presentation:object="page-number" svg:x="11.49826in" svg:y="6.43403in" svg:width="0.83576in" svg:height="0.39931in"/>
    </style:presentation-page-layout>
    <style:presentation-page-layout style:name="Master1-PPL5" style:display-name="Comparison">
      <presentation:placeholder presentation:object="title" svg:x="0.99932in" svg:y="0.67642in" svg:width="11.3347in" svg:height="1.7456in"/>
      <presentation:placeholder presentation:object="outline" svg:x="1.25364in" svg:y="2.59298in" svg:width="5.3297in" svg:height="0.74365in"/>
      <presentation:placeholder presentation:object="object" svg:x="0.99932in" svg:y="3.33663in" svg:width="5.58402in" svg:height="2.9967in"/>
      <presentation:placeholder presentation:object="outline" svg:x="6.99521in" svg:y="2.59298in" svg:width="5.33881in" svg:height="0.74365in"/>
      <presentation:placeholder presentation:object="object" svg:x="6.75in" svg:y="3.33663in" svg:width="5.58333in" svg:height="2.9967in"/>
      <presentation:placeholder presentation:object="date-time" svg:x="8.39757in" svg:y="6.43403in" svg:width="3in" svg:height="0.39931in"/>
      <presentation:placeholder presentation:object="footer" svg:x="0.99932in" svg:y="6.43403in" svg:width="7.29756in" svg:height="0.39931in"/>
      <presentation:placeholder presentation:object="page-number" svg:x="11.49826in" svg:y="6.43403in" svg:width="0.83576in" svg:height="0.39931in"/>
    </style:presentation-page-layout>
    <style:presentation-page-layout style:name="Master1-PPL6" style:display-name="Title Only">
      <presentation:placeholder presentation:object="title" svg:x="0.99932in" svg:y="0.67642in" svg:width="11.3347in" svg:height="1.7456in"/>
      <presentation:placeholder presentation:object="date-time" svg:x="8.39757in" svg:y="6.43403in" svg:width="3in" svg:height="0.39931in"/>
      <presentation:placeholder presentation:object="footer" svg:x="0.99932in" svg:y="6.43403in" svg:width="7.29756in" svg:height="0.39931in"/>
      <presentation:placeholder presentation:object="page-number" svg:x="11.49826in" svg:y="6.43403in" svg:width="0.83576in" svg:height="0.39931in"/>
    </style:presentation-page-layout>
    <style:presentation-page-layout style:name="Master1-PPL7" style:display-name="Blank">
      <presentation:placeholder presentation:object="date-time" svg:x="8.39757in" svg:y="6.43403in" svg:width="3in" svg:height="0.39931in"/>
      <presentation:placeholder presentation:object="footer" svg:x="0.99932in" svg:y="6.43403in" svg:width="7.29756in" svg:height="0.39931in"/>
      <presentation:placeholder presentation:object="page-number" svg:x="11.49826in" svg:y="6.43403in" svg:width="0.83576in" svg:height="0.39931in"/>
    </style:presentation-page-layout>
    <style:presentation-page-layout style:name="Master1-PPL8" style:display-name="Content with Caption">
      <presentation:placeholder presentation:object="title" svg:x="0.99932in" svg:y="0.66667in" svg:width="4.30412in" svg:height="2.21266in"/>
      <presentation:placeholder presentation:object="object" svg:x="5.55344in" svg:y="0.66667in" svg:width="6.78058in" svg:height="5.66667in"/>
      <presentation:placeholder presentation:object="outline" svg:x="0.99932in" svg:y="2.87932in" svg:width="4.30412in" svg:height="3.45401in"/>
      <presentation:placeholder presentation:object="date-time" svg:x="8.39757in" svg:y="6.43403in" svg:width="3in" svg:height="0.39931in"/>
      <presentation:placeholder presentation:object="footer" svg:x="0.99932in" svg:y="6.43403in" svg:width="7.29756in" svg:height="0.39931in"/>
      <presentation:placeholder presentation:object="page-number" svg:x="11.49826in" svg:y="6.43403in" svg:width="0.83576in" svg:height="0.39931in"/>
    </style:presentation-page-layout>
    <style:presentation-page-layout style:name="Master1-PPL9" style:display-name="Picture with Caption">
      <presentation:placeholder presentation:object="title" svg:x="0.99932in" svg:y="0.66667in" svg:width="6.49056in" svg:height="2.21266in"/>
      <presentation:placeholder presentation:object="graphic" svg:x="8.11986in" svg:y="0.66667in" svg:width="3.5601in" svg:height="5.66667in"/>
      <presentation:placeholder presentation:object="outline" svg:x="0.99934in" svg:y="2.87932in" svg:width="6.49054in" svg:height="3.45401in"/>
      <presentation:placeholder presentation:object="date-time" svg:x="8.39757in" svg:y="6.43403in" svg:width="3in" svg:height="0.39931in"/>
      <presentation:placeholder presentation:object="footer" svg:x="0.99932in" svg:y="6.43403in" svg:width="7.29756in" svg:height="0.39931in"/>
      <presentation:placeholder presentation:object="page-number" svg:x="11.49826in" svg:y="6.43403in" svg:width="0.83576in" svg:height="0.39931in"/>
    </style:presentation-page-layout>
    <style:presentation-page-layout style:name="Master1-PPL10" style:display-name="Panoramic Picture with Caption">
      <presentation:placeholder presentation:object="title" svg:x="0.99934in" svg:y="4.69092in" svg:width="11.33468in" svg:height="0.88759in"/>
      <presentation:placeholder presentation:object="graphic" svg:x="1.29565in" svg:y="0.76363in" svg:width="10.74205in" svg:height="3.51502in"/>
      <presentation:placeholder presentation:object="outline" svg:x="0.99932in" svg:y="5.58697in" svg:width="11.3347in" svg:height="0.74636in"/>
      <presentation:placeholder presentation:object="date-time" svg:x="8.39757in" svg:y="6.43403in" svg:width="3in" svg:height="0.39931in"/>
      <presentation:placeholder presentation:object="footer" svg:x="0.99932in" svg:y="6.43403in" svg:width="7.29756in" svg:height="0.39931in"/>
      <presentation:placeholder presentation:object="page-number" svg:x="11.49826in" svg:y="6.43403in" svg:width="0.83576in" svg:height="0.39931in"/>
    </style:presentation-page-layout>
    <style:presentation-page-layout style:name="Master1-PPL11" style:display-name="Title and Caption">
      <presentation:placeholder presentation:object="title" svg:x="0.99932in" svg:y="0.66667in" svg:width="11.3347in" svg:height="3.74808in"/>
      <presentation:placeholder presentation:object="outline" svg:x="0.99932in" svg:y="4.59845in" svg:width="11.3347in" svg:height="1.73489in"/>
      <presentation:placeholder presentation:object="date-time" svg:x="8.39757in" svg:y="6.43403in" svg:width="3in" svg:height="0.39931in"/>
      <presentation:placeholder presentation:object="footer" svg:x="0.99932in" svg:y="6.43403in" svg:width="7.29756in" svg:height="0.39931in"/>
      <presentation:placeholder presentation:object="page-number" svg:x="11.49826in" svg:y="6.43403in" svg:width="0.83576in" svg:height="0.39931in"/>
    </style:presentation-page-layout>
    <style:presentation-page-layout style:name="Master1-PPL12" style:display-name="Quote with Caption">
      <presentation:placeholder presentation:object="title" svg:x="1.5816in" svg:y="0.66667in" svg:width="10.17361in" svg:height="3.27308in"/>
      <presentation:placeholder presentation:object="outline" svg:x="1.88172in" svg:y="3.94798in" svg:width="9.57163in" svg:height="0.65047in"/>
      <presentation:placeholder presentation:object="outline" svg:x="0.99932in" svg:y="4.78215in" svg:width="11.3347in" svg:height="1.55408in"/>
      <presentation:placeholder presentation:object="date-time" svg:x="8.39757in" svg:y="6.43403in" svg:width="3in" svg:height="0.39931in"/>
      <presentation:placeholder presentation:object="footer" svg:x="0.99932in" svg:y="6.43403in" svg:width="7.29756in" svg:height="0.39931in"/>
      <presentation:placeholder presentation:object="page-number" svg:x="11.49826in" svg:y="6.43403in" svg:width="0.83576in" svg:height="0.39931in"/>
    </style:presentation-page-layout>
    <style:presentation-page-layout style:name="Master1-PPL13" style:display-name="Name Card">
      <presentation:placeholder presentation:object="title" svg:x="0.99932in" svg:y="2.33893in" svg:width="11.3347in" svg:height="2.74698in"/>
      <presentation:placeholder presentation:object="outline" svg:x="0.99932in" svg:y="5.09879in" svg:width="11.3347in" svg:height="1.24742in"/>
      <presentation:placeholder presentation:object="date-time" svg:x="8.39757in" svg:y="6.43403in" svg:width="3in" svg:height="0.39931in"/>
      <presentation:placeholder presentation:object="footer" svg:x="0.99932in" svg:y="6.43403in" svg:width="7.29756in" svg:height="0.39931in"/>
      <presentation:placeholder presentation:object="page-number" svg:x="11.49826in" svg:y="6.43403in" svg:width="0.83576in" svg:height="0.39931in"/>
    </style:presentation-page-layout>
    <style:presentation-page-layout style:name="Master1-PPL14" style:display-name="3 Column">
      <presentation:placeholder presentation:object="title" svg:x="0.99932in" svg:y="0.66667in" svg:width="11.3347in" svg:height="1.75535in"/>
      <presentation:placeholder presentation:object="outline" svg:x="0.99932in" svg:y="2.58868in" svg:width="3.6078in" svg:height="0.63021in"/>
      <presentation:placeholder presentation:object="outline" svg:x="0.99932in" svg:y="3.21889in" svg:width="3.6078in" svg:height="3.11444in"/>
      <presentation:placeholder presentation:object="outline" svg:x="4.86919in" svg:y="2.58868in" svg:width="3.59965in" svg:height="0.63021in"/>
      <presentation:placeholder presentation:object="outline" svg:x="4.85712in" svg:y="3.21889in" svg:width="3.61259in" svg:height="3.11444in"/>
      <presentation:placeholder presentation:object="outline" svg:x="8.7197in" svg:y="2.58868in" svg:width="3.61431in" svg:height="0.63021in"/>
      <presentation:placeholder presentation:object="outline" svg:x="8.7197in" svg:y="3.21889in" svg:width="3.61431in" svg:height="3.11444in"/>
      <presentation:placeholder presentation:object="date-time" svg:x="8.39757in" svg:y="6.43403in" svg:width="3in" svg:height="0.39931in"/>
      <presentation:placeholder presentation:object="footer" svg:x="0.99932in" svg:y="6.43403in" svg:width="7.29756in" svg:height="0.39931in"/>
      <presentation:placeholder presentation:object="page-number" svg:x="11.49826in" svg:y="6.43403in" svg:width="0.83576in" svg:height="0.39931in"/>
    </style:presentation-page-layout>
    <style:presentation-page-layout style:name="Master1-PPL15" style:display-name="3 Picture Column">
      <presentation:placeholder presentation:object="title" svg:x="0.99932in" svg:y="0.66795in" svg:width="11.3347in" svg:height="1.75407in"/>
      <presentation:placeholder presentation:object="outline" svg:x="0.99932in" svg:y="4.59845in" svg:width="3.605in" svg:height="0.63021in"/>
      <presentation:placeholder presentation:object="graphic" svg:x="0.99932in" svg:y="2.58868in" svg:width="3.605in" svg:height="1.66667in"/>
      <presentation:placeholder presentation:object="outline" svg:x="0.99932in" svg:y="5.22865in" svg:width="3.605in" svg:height="1.10468in"/>
      <presentation:placeholder presentation:object="outline" svg:x="4.85866in" svg:y="4.59845in" svg:width="3.61092in" svg:height="0.63021in"/>
      <presentation:placeholder presentation:object="graphic" svg:x="4.85712in" svg:y="2.58868in" svg:width="3.61259in" svg:height="1.66667in"/>
      <presentation:placeholder presentation:object="outline" svg:x="4.85712in" svg:y="5.22865in" svg:width="3.61259in" svg:height="1.10468in"/>
      <presentation:placeholder presentation:object="outline" svg:x="8.7197in" svg:y="4.59845in" svg:width="3.60967in" svg:height="0.63021in"/>
      <presentation:placeholder presentation:object="graphic" svg:x="8.7197in" svg:y="2.58868in" svg:width="3.61431in" svg:height="1.66667in"/>
      <presentation:placeholder presentation:object="outline" svg:x="8.71957in" svg:y="5.22865in" svg:width="3.61445in" svg:height="1.10468in"/>
      <presentation:placeholder presentation:object="date-time" svg:x="8.39757in" svg:y="6.43403in" svg:width="3in" svg:height="0.39931in"/>
      <presentation:placeholder presentation:object="footer" svg:x="0.99932in" svg:y="6.43403in" svg:width="7.29756in" svg:height="0.39931in"/>
      <presentation:placeholder presentation:object="page-number" svg:x="11.49826in" svg:y="6.43403in" svg:width="0.83576in" svg:height="0.39931in"/>
    </style:presentation-page-layout>
    <style:presentation-page-layout style:name="Master1-PPL16" style:display-name="Title and Vertical Text">
      <presentation:placeholder presentation:object="title" svg:x="0.99932in" svg:y="0.67642in" svg:width="11.3347in" svg:height="1.7456in"/>
      <presentation:placeholder presentation:object="outline" svg:x="0.99932in" svg:y="2.58868in" svg:width="11.3347in" svg:height="3.74465in"/>
      <presentation:placeholder presentation:object="date-time" svg:x="8.39757in" svg:y="6.43403in" svg:width="3in" svg:height="0.39931in"/>
      <presentation:placeholder presentation:object="footer" svg:x="0.99932in" svg:y="6.43403in" svg:width="7.29756in" svg:height="0.39931in"/>
      <presentation:placeholder presentation:object="page-number" svg:x="11.49826in" svg:y="6.43403in" svg:width="0.83576in" svg:height="0.39931in"/>
    </style:presentation-page-layout>
    <style:presentation-page-layout style:name="Master1-PPL17" style:display-name="Vertical Title and Text">
      <presentation:placeholder presentation:object="title" svg:x="9.54167in" svg:y="0.66667in" svg:width="2.79235in" svg:height="5.66667in"/>
      <presentation:placeholder presentation:object="outline" svg:x="0.99932in" svg:y="0.66667in" svg:width="8.37568in" svg:height="5.66667in"/>
      <presentation:placeholder presentation:object="date-time" svg:x="8.39757in" svg:y="6.43403in" svg:width="3in" svg:height="0.39931in"/>
      <presentation:placeholder presentation:object="footer" svg:x="0.99932in" svg:y="6.43403in" svg:width="7.29756in" svg:height="0.39931in"/>
      <presentation:placeholder presentation:object="page-number" svg:x="11.49826in" svg:y="6.43403in" svg:width="0.83576in" svg:height="0.39931in"/>
    </style:presentation-page-layout>
    <style:style style:family="graphic" style:name="Graphics"/>
    <style:default-style style:family="graphic">
      <style:graphic-properties draw:fill="solid" draw:fill-color="#274fa4" draw:opacity="100%" draw:stroke="solid" svg:stroke-width="0.01736in" svg:stroke-color="#1a3877" svg:stroke-opacity="100%" svg:stroke-linecap="butt"/>
    </style:default-style>
    <draw:gradient draw:name="a348" draw:style="linear" draw:angle="0" draw:start-color="#cbecf5" draw:end-color="#73abdc" draw:start-intensity="100%" draw:end-intensity="100%"/>
    <draw:gradient draw:name="a225" draw:style="linear" draw:angle="0" draw:start-color="#cbecf5" draw:end-color="#73abdc" draw:start-intensity="100%" draw:end-intensity="100%"/>
    <draw:gradient draw:name="a402" draw:style="linear" draw:angle="0" draw:start-color="#cbecf5" draw:end-color="#73abdc" draw:start-intensity="100%" draw:end-intensity="100%"/>
    <draw:gradient draw:name="a370" draw:style="linear" draw:angle="0" draw:start-color="#cbecf5" draw:end-color="#73abdc" draw:start-intensity="100%" draw:end-intensity="100%"/>
    <draw:gradient draw:name="a590" draw:style="linear" draw:angle="0" draw:start-color="#cbecf5" draw:end-color="#73abdc" draw:start-intensity="100%" draw:end-intensity="100%"/>
    <draw:gradient draw:name="a322" draw:style="linear" draw:angle="0" draw:start-color="#cbecf5" draw:end-color="#73abdc" draw:start-intensity="100%" draw:end-intensity="100%"/>
    <draw:gradient draw:name="a555" draw:style="linear" draw:angle="0" draw:start-color="#cbecf5" draw:end-color="#73abdc" draw:start-intensity="100%" draw:end-intensity="100%"/>
    <draw:gradient draw:name="a257" draw:style="linear" draw:angle="0" draw:start-color="#cbecf5" draw:end-color="#73abdc" draw:start-intensity="100%" draw:end-intensity="100%"/>
    <draw:gradient draw:name="a91" draw:style="linear" draw:angle="0" draw:start-color="#cbecf5" draw:end-color="#73abdc" draw:start-intensity="100%" draw:end-intensity="100%"/>
    <draw:gradient draw:name="a296" draw:style="linear" draw:angle="0" draw:start-color="#cbecf5" draw:end-color="#73abdc" draw:start-intensity="100%" draw:end-intensity="100%"/>
    <draw:gradient draw:name="a56" draw:style="linear" draw:angle="0" draw:start-color="#cbecf5" draw:end-color="#73abdc" draw:start-intensity="100%" draw:end-intensity="100%"/>
    <draw:gradient draw:name="a0" draw:style="linear" draw:angle="0" draw:start-color="#cbecf5" draw:end-color="#73abdc" draw:start-intensity="100%" draw:end-intensity="100%"/>
    <draw:gradient draw:name="a243" draw:style="linear" draw:angle="0" draw:start-color="#cbecf5" draw:end-color="#73abdc" draw:start-intensity="100%" draw:end-intensity="100%"/>
    <draw:gradient draw:name="a424" draw:style="linear" draw:angle="0" draw:start-color="#cbecf5" draw:end-color="#73abdc" draw:start-intensity="100%" draw:end-intensity="100%"/>
    <draw:gradient draw:name="a600" draw:style="linear" draw:angle="0" draw:start-color="#cbecf5" draw:end-color="#73abdc" draw:start-intensity="100%" draw:end-intensity="100%"/>
    <draw:gradient draw:name="a165" draw:style="linear" draw:angle="0" draw:start-color="#cbecf5" draw:end-color="#73abdc" draw:start-intensity="100%" draw:end-intensity="100%"/>
    <draw:gradient draw:name="a466" draw:style="linear" draw:angle="0" draw:start-color="#cbecf5" draw:end-color="#73abdc" draw:start-intensity="100%" draw:end-intensity="100%"/>
    <draw:gradient draw:name="a606" draw:style="linear" draw:angle="0" draw:start-color="#cbecf5" draw:end-color="#73abdc" draw:start-intensity="100%" draw:end-intensity="100%"/>
    <draw:gradient draw:name="a34" draw:style="linear" draw:angle="0" draw:start-color="#cbecf5" draw:end-color="#73abdc" draw:start-intensity="100%" draw:end-intensity="100%"/>
    <draw:gradient draw:name="a520" draw:style="linear" draw:angle="0" draw:start-color="#cbecf5" draw:end-color="#73abdc" draw:start-intensity="100%" draw:end-intensity="100%"/>
    <draw:gradient draw:name="a113" draw:style="linear" draw:angle="0" draw:start-color="#cbecf5" draw:end-color="#73abdc" draw:start-intensity="100%" draw:end-intensity="100%"/>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4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21">
      <style:drawing-page-properties draw:fill="gradient" draw:fill-gradient-name="a52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2" style:parent-style-name="Graphics">
      <style:graphic-properties draw:fill="none" fo:clip="rect(0in, 0in, 0in, 0in)" draw:stroke="none" draw:image-opacity="70%"/>
    </style:style>
    <style:style style:family="text" style:name="a77">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3" style:parent-style-name="Graphics">
      <style:graphic-properties draw:fill="none" draw:stroke="none"/>
    </style:style>
    <style:style style:family="paragraph" style:name="a78">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text-transform="uppercase" fo:color="#000000"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text-transform="uppercase" fo:color="#000000"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528">
      <style:text-properties fo:text-transform="uppercas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text-transform="uppercas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text-transform="uppercas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25">
      <style:drawing-page-properties draw:fill="gradient" draw:fill-gradient-name="a42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6" style:parent-style-name="Graphics">
      <style:graphic-properties draw:fill="none" fo:clip="rect(0in, 0in, 0in, 0in)" draw:stroke="none" draw:image-opacity="70%"/>
    </style:style>
    <style:style style:family="graphic" style:name="a427" style:parent-style-name="Graphics">
      <style:graphic-properties draw:fill="none" draw:stroke="none"/>
    </style:style>
    <style:style style:family="paragraph" style:name="a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text-transform="uppercase" fo:color="#000000"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0">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text-transform="uppercas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text-transform="uppercase" fo:color="#000000"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2">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text-transform="uppercas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5">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7">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2">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3">
      <style:drawing-page-properties draw:fill="gradient" draw:fill-gradient-name="a32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24" style:parent-style-name="Graphics">
      <style:graphic-properties draw:fill="none" fo:clip="rect(0in, 0in, 0in, 0in)" draw:stroke="none" draw:image-opacity="70%"/>
    </style:style>
    <style:style style:family="graphic" style:name="a325" style:parent-style-name="Graphics">
      <style:graphic-properties draw:fill="none" draw:stroke="none"/>
    </style:style>
    <style:style style:family="text" style:name="a326">
      <style:text-properties fo:text-transform="uppercas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text-transform="uppercas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32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432">
      <style:text-properties fo:text-transform="uppercas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85%"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3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92">
      <style:drawing-page-properties draw:fill="gradient" draw:fill-gradient-name="a91"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6">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3" style:parent-style-name="Graphics">
      <style:graphic-properties draw:fill="none" fo:clip="rect(0in, 0in, 0in, 0in)" draw:stroke="none" draw:image-opacity="70%"/>
    </style:style>
    <style:style style:family="paragraph" style:name="a437">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 style:parent-style-name="Graphics">
      <style:graphic-properties draw:fill="none" draw:stroke="none"/>
    </style:style>
    <style:style style:family="text" style:name="a540">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text-transform="uppercase" fo:color="#000000" style:text-line-through-type="none" style:text-line-through-style="none" style:text-line-through-width="auto" style:text-line-through-color="font-color" style:text-position="0% 100%" fo:font-family="Tw Cen M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text-transform="uppercase" fo:color="#000000" style:text-line-through-type="none" style:text-line-through-style="none" style:text-line-through-width="auto" style:text-line-through-color="font-color" style:text-position="0% 100%" fo:font-family="Tw Cen M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54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99">
      <style:text-properties fo:text-transform="uppercase" fo:color="#7f7f7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4">
      <style:drawing-page-properties draw:fill="gradient" draw:fill-gradient-name="a113"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5" style:parent-style-name="Graphics">
      <style:graphic-properties draw:fill="none" fo:clip="rect(0in, 0in, 0in, 0in)" draw:stroke="none" draw:image-opacity="70%"/>
    </style:style>
    <style:style style:family="graphic" style:name="a116" style:parent-style-name="Graphics">
      <style:graphic-properties draw:fill="none" draw:stroke="none"/>
    </style:style>
    <style:style style:family="paragraph" style:name="a5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text-transform="uppercase" fo:color="#000000"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text-transform="uppercase" fo:color="#000000"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6">
      <style:drawing-page-properties draw:fill="gradient" draw:fill-gradient-name="a22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27" style:parent-style-name="Graphics">
      <style:graphic-properties draw:fill="none" fo:clip="rect(0in, 0in, 0in, 0in)" draw:stroke="none" draw:image-opacity="70%"/>
    </style:style>
    <style:style style:family="graphic" style:name="a228" style:parent-style-name="Graphics">
      <style:graphic-properties draw:fill="none" draw:stroke="none"/>
    </style:style>
    <style:style style:family="text" style:name="a330">
      <style:text-properties fo:text-transform="uppercas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
      <style:text-properties fo:text-transform="uppercase" fo:color="#000000"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text-transform="uppercas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3">
      <style:graphic-properties fo:wrap-option="wrap" fo:padding-top="0.05in" fo:padding-bottom="0.05in" fo:padding-left="0.1in" fo:padding-right="0.1in" draw:textarea-vertical-align="top" draw:textarea-horizontal-align="center" draw:fill="none" draw:stroke="solid" svg:stroke-width="0.09028in" svg:stroke-color="#c1d4e5" svg:stroke-opacity="100%" draw:stroke-linejoin="miter" svg:stroke-linecap="square" draw:auto-grow-width="false" draw:auto-grow-height="false" style:shrink-to-fit="true"/>
      <style:paragraph-properties style:font-independent-line-spacing="true" style:writing-mode="lr-tb"/>
    </style:style>
    <style:style style:family="text" style:name="a334">
      <style:text-properties fo:text-transform="uppercas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text-transform="uppercas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85%"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444">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48">
      <style:text-properties fo:text-transform="uppercas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5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9">
      <style:paragraph-properties fo:line-height="85%"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text-transform="uppercas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4">
      <style:text-properties fo:text-transform="uppercas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6">
      <style:drawing-page-properties draw:fill="gradient" draw:fill-gradient-name="a55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57" style:parent-style-name="Graphics">
      <style:graphic-properties draw:fill="none" fo:clip="rect(0in, 0in, 0in, 0in)" draw:stroke="none" draw:image-opacity="70%"/>
    </style:style>
    <style:style style:family="text" style:name="a127">
      <style:text-properties fo:text-transform="uppercas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8" style:parent-style-name="Graphics">
      <style:graphic-properties draw:fill="none" draw:stroke="none"/>
    </style:style>
    <style:style style:family="text" style:name="a230">
      <style:text-properties fo:text-transform="uppercase" fo:color="#000000"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text-transform="uppercase" fo:color="#000000"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9">
      <style:drawing-page-properties draw:fill="gradient" draw:fill-gradient-name="a348"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5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452">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text-transform="uppercase" fo:color="#000000"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1">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563">
      <style:text-properties fo:text-transform="uppercas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text-transform="uppercas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text-transform="uppercas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
      <style:text-properties fo:text-transform="uppercas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44">
      <style:drawing-page-properties draw:fill="gradient" draw:fill-gradient-name="a243"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45" style:parent-style-name="Graphics">
      <style:graphic-properties draw:fill="none" fo:clip="rect(0in, 0in, 0in, 0in)" draw:stroke="none" draw:image-opacity="70%"/>
    </style:style>
    <style:style style:family="graphic" style:name="a246" style:parent-style-name="Graphics">
      <style:graphic-properties draw:fill="none" draw:stroke="non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0" style:parent-style-name="Graphics">
      <style:graphic-properties draw:fill="none" fo:clip="rect(0in, 0in, 0in, 0in)" draw:stroke="none" draw:image-opacity="70%"/>
    </style:style>
    <style:style style:family="graphic" style:name="a351" style:parent-style-name="Graphics">
      <style:graphic-properties draw:fill="none" draw:stroke="none"/>
    </style:style>
    <style:style style:family="paragraph" style:name="a2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text-transform="uppercas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text-transform="uppercas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56">
      <style:text-properties fo:text-transform="uppercas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4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67">
      <style:drawing-page-properties draw:fill="gradient" draw:fill-gradient-name="a46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68" style:parent-style-name="Graphics">
      <style:graphic-properties draw:fill="none" fo:clip="rect(0in, 0in, 0in, 0in)" draw:stroke="none" draw:image-opacity="70%"/>
    </style:style>
    <style:style style:family="paragraph" style:name="a570">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9" style:parent-style-name="Graphics">
      <style:graphic-properties draw:fill="none" draw:stroke="none"/>
    </style:style>
    <style:style style:family="text" style:name="a141">
      <style:text-properties fo:text-transform="uppercas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3">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text-transform="uppercas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7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48">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58">
      <style:drawing-page-properties draw:fill="gradient" draw:fill-gradient-name="a25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59" style:parent-style-name="Graphics">
      <style:graphic-properties draw:fill="none" fo:clip="rect(0in, 0in, 0in, 0in)" draw:stroke="none" draw:image-opacity="70%"/>
    </style:style>
    <style:style style:family="paragraph" style:name="a3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text-transform="uppercase" fo:color="#000000"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1">
      <style:text-properties fo:text-transform="uppercase" fo:color="#000000"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74">
      <style:text-properties fo:text-transform="uppercase" fo:color="#000000" style:text-line-through-type="none" style:text-line-through-style="none" style:text-line-through-width="auto" style:text-line-through-color="font-color" style:text-position="0% 100%" fo:font-family="Tw Cen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85%"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478">
      <style:text-properties fo:text-transform="uppercas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text-transform="uppercas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0" style:parent-style-name="Graphics">
      <style:graphic-properties draw:fill="none" draw:stroke="none"/>
    </style:style>
    <style:style style:family="presentation" style:name="a5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1">
      <style:text-properties fo:text-transform="uppercas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
      <style:text-properties fo:text-transform="uppercas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265">
      <style:text-properties fo:text-transform="uppercas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text-transform="uppercas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71">
      <style:drawing-page-properties draw:fill="gradient" draw:fill-gradient-name="a37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69">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2" style:parent-style-name="Graphics">
      <style:graphic-properties draw:fill="none" fo:clip="rect(0in, 0in, 0in, 0in)" draw:stroke="none" draw:image-opacity="70%"/>
    </style:style>
    <style:style style:family="graphic" style:name="a373" style:parent-style-name="Graphics">
      <style:graphic-properties draw:fill="none" draw:stroke="none"/>
    </style:style>
    <style:style style:family="text" style:name="a374">
      <style:text-properties fo:text-transform="uppercas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5">
      <style:text-properties fo:text-transform="uppercas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78">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1">
      <style:graphic-properties fo:wrap-option="wrap" fo:padding-top="0.05in" fo:padding-bottom="0.05in" fo:padding-left="0.1in" fo:padding-right="0.1in" draw:textarea-vertical-align="top" draw:textarea-horizontal-align="center" draw:fill="none" draw:stroke="solid" svg:stroke-width="0.09028in" svg:stroke-color="#c1d4e5" svg:stroke-opacity="100%" draw:stroke-linejoin="miter" svg:stroke-linecap="square" draw:auto-grow-width="false" draw:auto-grow-height="false" style:shrink-to-fit="true"/>
      <style:paragraph-properties style:font-independent-line-spacing="true" style:writing-mode="lr-tb"/>
    </style:style>
    <style:style style:family="text" style:name="a482">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86">
      <style:text-properties fo:text-transform="uppercase" fo:color="#000000" style:text-line-through-type="none" style:text-line-through-style="none" style:text-line-through-width="auto" style:text-line-through-color="font-color" style:text-position="0% 100%" fo:font-family="Tw Cen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85%"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1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6">
      <style:drawing-page-properties draw:fill="gradient" draw:fill-gradient-name="a16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7" style:parent-style-name="Graphics">
      <style:graphic-properties draw:fill="none" fo:clip="rect(0in, 0in, 0in, 0in)" draw:stroke="none" draw:image-opacity="70%"/>
    </style:style>
    <style:style style:family="graphic" style:name="a168" style:parent-style-name="Graphics">
      <style:graphic-properties draw:fill="none" draw:stroke="none"/>
    </style:style>
    <style:style style:family="text" style:name="a271">
      <style:text-properties fo:text-transform="uppercas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text-transform="uppercase" fo:color="#000000"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79">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text-transform="uppercas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text-transform="uppercas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1">
      <style:text-properties fo:text-transform="uppercas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3">
      <style:graphic-properties fo:wrap-option="wrap" fo:padding-top="0.05in" fo:padding-bottom="0.05in" fo:padding-left="0.1in" fo:padding-right="0.1in" draw:textarea-vertical-align="top" draw:textarea-horizontal-align="center" draw:fill="none" draw:stroke="solid" svg:stroke-width="0.09028in" svg:stroke-color="#c1d4e5" svg:stroke-opacity="100%" draw:stroke-linejoin="miter" svg:stroke-linecap="square" draw:auto-grow-width="false" draw:auto-grow-height="false" style:shrink-to-fit="true"/>
      <style:paragraph-properties style:font-independent-line-spacing="true" style:writing-mode="lr-tb"/>
    </style:style>
    <style:style style:family="text" style:name="a494">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98">
      <style:text-properties fo:text-transform="uppercase" fo:color="#000000" style:text-line-through-type="none" style:text-line-through-style="none" style:text-line-through-width="auto" style:text-line-through-color="font-color" style:text-position="0% 100%" fo:font-family="Tw Cen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
      <style:text-properties fo:text-transform="uppercase" fo:color="#000000"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85%"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73">
      <style:text-properties fo:text-transform="uppercase" fo:color="#000000" style:text-line-through-type="none" style:text-line-through-style="none" style:text-line-through-width="auto" style:text-line-through-color="font-color" style:text-position="0% 100%" fo:font-family="Tw Cen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85%"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7">
      <style:text-properties fo:text-transform="uppercas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text-transform="uppercas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6">
      <style:text-properties fo:text-transform="uppercase" fo:color="#000000" style:text-line-through-type="none" style:text-line-through-style="none" style:text-line-through-width="auto" style:text-line-through-color="font-color" style:text-position="0% 100%" fo:font-family="Tw Cen MT"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9">
      <style:text-properties fo:text-transform="uppercase" fo:color="#000000" style:text-line-through-type="none" style:text-line-through-style="none" style:text-line-through-width="auto" style:text-line-through-color="font-color" style:text-position="0% 100%" fo:font-family="Tw Cen MT"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
      <style:text-properties fo:text-transform="uppercas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text-transform="uppercas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97">
      <style:drawing-page-properties draw:fill="gradient" draw:fill-gradient-name="a29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98" style:parent-style-name="Graphics">
      <style:graphic-properties draw:fill="none" fo:clip="rect(0in, 0in, 0in, 0in)" draw:stroke="none" draw:image-opacity="70%"/>
    </style:style>
    <style:style style:family="graphic" style:name="a299" style:parent-style-name="Graphics">
      <style:graphic-properties draw:fill="none" draw:stroke="none"/>
    </style:style>
    <style:style style:family="text" style:name="a190">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4">
      <style:text-properties fo:text-transform="uppercase" fo:color="#000000" style:text-line-through-type="none" style:text-line-through-style="none" style:text-line-through-width="auto" style:text-line-through-color="font-color" style:text-position="0% 100%" fo:font-family="Tw Cen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85%"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8">
      <style:text-properties fo:text-transform="uppercas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text-transform="uppercas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text-transform="uppercas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5">
      <style:drawing-page-properties draw:fill="gradient" draw:fill-gradient-name="a3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6" style:parent-style-name="Graphics">
      <style:graphic-properties draw:fill="none" fo:clip="rect(0in, 0in, 0in, 0in)" draw:stroke="none" draw:image-opacity="70%"/>
    </style:style>
    <style:style style:family="graphic" style:name="a37" style:parent-style-name="Graphics">
      <style:graphic-properties draw:fill="none" draw:stroke="none"/>
    </style:style>
    <style:style style:family="text" style:name="a38">
      <style:text-properties fo:text-transform="uppercase" fo:color="#000000" style:text-line-through-type="none" style:text-line-through-style="none" style:text-line-through-width="auto" style:text-line-through-color="font-color" style:text-position="0% 100%" fo:font-family="Tw Cen M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
      <style:text-properties fo:text-transform="uppercase" fo:color="#000000" style:text-line-through-type="none" style:text-line-through-style="none" style:text-line-through-width="auto" style:text-line-through-color="font-color" style:text-position="0% 100%" fo:font-family="Tw Cen M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42">
      <style:text-properties fo:text-transform="uppercase" fo:color="#7f7f7f" style:text-line-through-type="none" style:text-line-through-style="none" style:text-line-through-width="auto" style:text-line-through-color="font-color" style:text-position="0% 100%" fo:font-family="Tw Cen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text-transform="uppercase" fo:color="#7f7f7f" style:text-line-through-type="none" style:text-line-through-style="none" style:text-line-through-width="auto" style:text-line-through-color="font-color" style:text-position="0% 100%" fo:font-family="Tw Cen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
      <style:drawing-page-properties draw:fill="gradient" draw:fill-gradient-name="a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 style:parent-style-name="Graphics">
      <style:graphic-properties draw:fill="none" fo:clip="rect(0in, 0in, 0in, 0in)" draw:stroke="none" draw:image-opacity="70%"/>
    </style:style>
    <style:style style:family="text" style:name="a3">
      <style:text-properties fo:text-transform="uppercase" fo:color="#000000"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
      <style:text-properties fo:text-transform="uppercase" fo:color="#000000"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7">
      <style:text-properties fo:text-transform="uppercas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0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502">
      <style:text-properties fo:text-transform="uppercas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7">
      <style:drawing-page-properties draw:fill="gradient" draw:fill-gradient-name="a5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3">
      <style:text-properties fo:text-transform="uppercas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 style:parent-style-name="Graphics">
      <style:graphic-properties draw:fill="none" fo:clip="rect(0in, 0in, 0in, 0in)" draw:stroke="none" draw:image-opacity="70%"/>
    </style:style>
    <style:style style:family="paragraph" style:name="a504">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 style:parent-style-name="Graphics">
      <style:graphic-properties draw:fill="none" draw:stroke="none"/>
    </style:style>
    <style:style style:family="presentation" style:name="a505">
      <style:graphic-properties fo:wrap-option="wrap" fo:padding-top="0.05in" fo:padding-bottom="0.05in" fo:padding-left="0.1in" fo:padding-right="0.1in" draw:textarea-vertical-align="top" draw:textarea-horizontal-align="center" draw:fill="none" draw:stroke="solid" svg:stroke-width="0.09028in" svg:stroke-color="#c1d4e5" svg:stroke-opacity="100%" draw:stroke-linejoin="miter" svg:stroke-linecap="square" draw:auto-grow-width="false" draw:auto-grow-height="false" style:shrink-to-fit="true"/>
      <style:paragraph-properties style:font-independent-line-spacing="true" style:writing-mode="lr-tb"/>
    </style:style>
    <style:style style:family="text" style:name="a506">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4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03">
      <style:drawing-page-properties draw:fill="gradient" draw:fill-gradient-name="a40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04" style:parent-style-name="Graphics">
      <style:graphic-properties draw:fill="none" fo:clip="rect(0in, 0in, 0in, 0in)" draw:stroke="none" draw:image-opacity="70%"/>
    </style:style>
    <style:style style:family="text" style:name="a60">
      <style:text-properties fo:text-transform="uppercase" fo:color="#000000"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5" style:parent-style-name="Graphics">
      <style:graphic-properties draw:fill="none" draw:stroke="none"/>
    </style:style>
    <style:style style:family="text" style:name="a61">
      <style:text-properties fo:text-transform="uppercase" fo:color="#000000"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text-transform="uppercas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text-transform="uppercas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40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
      <style:text-properties fo:text-transform="uppercas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6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text-transform="uppercas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8">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0">
      <style:text-properties fo:text-transform="uppercas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1">
      <style:text-properties fo:text-transform="uppercas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04">
      <style:text-properties fo:text-transform="uppercas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
      <style:text-properties fo:text-transform="uppercas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top" draw:textarea-horizontal-align="left" draw:fill="none" draw:stroke="solid" svg:stroke-width="0.09028in" svg:stroke-color="#c1d4e5" svg:stroke-opacity="100%" draw:stroke-linejoin="miter" svg:stroke-linecap="square" draw:auto-grow-width="false" draw:auto-grow-height="false" style:shrink-to-fit="true"/>
      <style:paragraph-properties style:font-independent-line-spacing="true" style:writing-mode="lr-tb"/>
    </style:style>
    <style:style style:family="text" style:name="a410">
      <style:text-properties fo:text-transform="uppercas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text-transform="uppercas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9">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
      <style:text-properties fo:text-transform="uppercas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3">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32">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06">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3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9">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36">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72">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4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4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571">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73">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574">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76">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578">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82">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530">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85">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533">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4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8">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536">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13">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4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539">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4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3">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46">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4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3">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49">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80">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29">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66">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69">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3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3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2">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565">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67">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543">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568">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0">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4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3">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03">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79">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3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3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5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1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8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1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4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5"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Droplet" style:page-layout-name="pageLayout1" draw:style-name="a1">
      <draw:frame draw:id="id0" draw:style-name="a2" draw:name="Picture 2" svg:x="0in" svg:y="0in" svg:width="13.33334in" svg:height="7.5in" style:rel-width="scale" style:rel-height="scale">
        <draw:image xlink:href="media/image1.png" xlink:type="simple" xlink:show="embed" xlink:actuate="onLoad"/>
        <svg:title/>
        <svg:desc>\\DROBO-FS\QuickDrops\JB\PPTX NG\Droplets\LightingOverlay.png</svg:desc>
      </draw:frame>
      <draw:frame draw:id="id1" presentation:style-name="a6" draw:name="Title Placeholder 1" svg:x="0.99932in" svg:y="0.67642in" svg:width="11.3347in" svg:height="1.7456in" presentation:class="title" presentation:placeholder="false">
        <draw:text-box>
          <text:p text:style-name="a5" text:class-names="" text:cond-style-name=""><text:span text:style-name="a3" text:class-names="">Click to edit Master title style</text:span><text:span text:style-name="a4" text:class-names=""/></text:p>
        </draw:text-box>
        <svg:title/>
        <svg:desc/>
      </draw:frame>
      <draw:frame draw:id="id2" presentation:style-name="a23" draw:name="Text Placeholder 2" svg:x="0.99932in" svg:y="2.58868in" svg:width="11.3347in" svg:height="3.74465in" presentation:class="outline" presentation:placeholder="false">
        <draw:text-box>
          <text:list text:style-name="a9">
            <text:list-item>
              <text:p text:style-name="a8" text:class-names="" text:cond-style-name=""><text:span text:style-name="a7" text:class-names="">Edit Master text styles</text:span></text:p>
            </text:list-item>
          </text:list>
          <text:list text:style-name="a12">
            <text:list-item>
              <text:list text:style-name="a12">
                <text:list-item>
                  <text:p text:style-name="a11" text:class-names="" text:cond-style-name=""><text:span text:style-name="a10" text:class-names="">Second level</text:span></text:p>
                </text:list-item>
              </text:list>
            </text:list-item>
          </text:list>
          <text:list text:style-name="a15">
            <text:list-item>
              <text:list text:style-name="a15">
                <text:list-item>
                  <text:list text:style-name="a15">
                    <text:list-item>
                      <text:p text:style-name="a14" text:class-names="" text:cond-style-name=""><text:span text:style-name="a13" text:class-names="">Third level</text:span></text:p>
                    </text:list-item>
                  </text:list>
                </text:list-item>
              </text:list>
            </text:list-item>
          </text:list>
          <text:list text:style-name="a18">
            <text:list-item>
              <text:list text:style-name="a18">
                <text:list-item>
                  <text:list text:style-name="a18">
                    <text:list-item>
                      <text:list text:style-name="a18">
                        <text:list-item>
                          <text:p text:style-name="a17" text:class-names="" text:cond-style-name=""><text:span text:style-name="a16" text:class-names="">Fourth level</text:span></text:p>
                        </text:list-item>
                      </text:list>
                    </text:list-item>
                  </text:list>
                </text:list-item>
              </text:list>
            </text:list-item>
          </text:list>
          <text:list text:style-name="a22">
            <text:list-item>
              <text:list text:style-name="a22">
                <text:list-item>
                  <text:list text:style-name="a22">
                    <text:list-item>
                      <text:list text:style-name="a22">
                        <text:list-item>
                          <text:list text:style-name="a22">
                            <text:list-item>
                              <text:p text:style-name="a21" text:class-names="" text:cond-style-name=""><text:span text:style-name="a19" text:class-names="">Fifth level</text:span><text:span text:style-name="a20" text:class-names=""/></text:p>
                            </text:list-item>
                          </text:list>
                        </text:list-item>
                      </text:list>
                    </text:list-item>
                  </text:list>
                </text:list-item>
              </text:list>
            </text:list-item>
          </text:list>
        </draw:text-box>
        <svg:title/>
        <svg:desc/>
      </draw:frame>
      <draw:frame draw:id="id3" presentation:style-name="a27" draw:name="Date Placeholder 3" svg:x="8.39757in" svg:y="6.43403in" svg:width="3in" svg:height="0.39931in" presentation:class="date-time" presentation:placeholder="false">
        <draw:text-box>
          <text:p text:style-name="a26" text:class-names="" text:cond-style-name=""><text:span text:style-name="a24" text:class-names=""><text:date text:fixed="false" style:data-style-name="a25">1/1/2000</text:date></text:span></text:p>
        </draw:text-box>
        <svg:title/>
        <svg:desc/>
      </draw:frame>
      <draw:frame draw:id="id4" presentation:style-name="a30" draw:name="Footer Placeholder 4" svg:x="0.99932in" svg:y="6.43403in" svg:width="7.29756in" svg:height="0.39931in" presentation:class="footer" presentation:placeholder="false">
        <draw:text-box>
          <text:p text:style-name="a29" text:class-names="" text:cond-style-name=""><text:span text:style-name="a28" text:class-names=""/></text:p>
        </draw:text-box>
        <svg:title/>
        <svg:desc/>
      </draw:frame>
      <draw:frame draw:id="id5" presentation:style-name="a33" draw:name="Slide Number Placeholder 5" svg:x="11.49826in" svg:y="6.43403in" svg:width="0.83576in" svg:height="0.39931in" presentation:class="page-number" presentation:placeholder="false">
        <draw:text-box>
          <text:p text:style-name="a32" text:class-names="" text:cond-style-name=""><text:span text:style-name="a31" text:class-names=""><text:page-number style:num-format="1" text:fixed="false">‹#›</text:page-number></text:span></text:p>
        </draw:text-box>
        <svg:title/>
        <svg:desc/>
      </draw:frame>
    </style:master-page>
    <style:master-page style:name="Master1-Layout1-title-Title-Slide" style:page-layout-name="pageLayout1" draw:style-name="a35">
      <draw:frame draw:id="id6" draw:layer="Master1-bg" draw:style-name="a36" draw:name="Picture 2" svg:x="0in" svg:y="0in" svg:width="13.33334in" svg:height="7.5in" style:rel-width="scale" style:rel-height="scale">
        <draw:image xlink:href="media/image1.png" xlink:type="simple" xlink:show="embed" xlink:actuate="onLoad"/>
        <svg:title/>
        <svg:desc>\\DROBO-FS\QuickDrops\JB\PPTX NG\Droplets\LightingOverlay.png</svg:desc>
      </draw:frame>
      <draw:frame draw:id="id7" draw:style-name="a37" draw:name="Picture 6" svg:x="0in" svg:y="0in" svg:width="13.33333in" svg:height="7.5in" style:rel-width="scale" style:rel-height="scale">
        <draw:image xlink:href="media/image2.png" xlink:type="simple" xlink:show="embed" xlink:actuate="onLoad"/>
        <svg:title/>
        <svg:desc>Droplets-HD-Title-R1d.png</svg:desc>
      </draw:frame>
      <draw:frame draw:id="id8" presentation:style-name="a41" draw:name="Title 1" svg:x="1.91493in" svg:y="1.42256in" svg:width="9.50347in" svg:height="2.74411in" presentation:class="title" presentation:placeholder="false">
        <draw:text-box>
          <text:p text:style-name="a40" text:class-names="" text:cond-style-name=""><text:span text:style-name="a38" text:class-names="">Click to edit Master title style</text:span><text:span text:style-name="a39" text:class-names=""/></text:p>
        </draw:text-box>
        <svg:title/>
        <svg:desc/>
      </draw:frame>
      <draw:frame draw:id="id9" presentation:style-name="a45" draw:name="Subtitle 2" svg:x="1.91493in" svg:y="4.25in" svg:width="9.50347in" svg:height="1.5in" presentation:class="subtitle" presentation:placeholder="false">
        <draw:text-box>
          <text:p text:style-name="a44" text:class-names="" text:cond-style-name=""><text:span text:style-name="a42" text:class-names="">Click to edit Master subtitle style</text:span><text:span text:style-name="a43" text:class-names=""/></text:p>
        </draw:text-box>
        <svg:title/>
        <svg:desc/>
      </draw:frame>
      <draw:frame draw:id="id10" presentation:style-name="a49" draw:name="Date Placeholder 3" svg:x="8.39757in" svg:y="6.43403in" svg:width="3in" svg:height="0.39931in" presentation:class="date-time" presentation:placeholder="false">
        <draw:text-box>
          <text:p text:style-name="a48" text:class-names="" text:cond-style-name=""><text:span text:style-name="a46" text:class-names=""><text:date text:fixed="false" style:data-style-name="a47">1/1/2000</text:date></text:span></text:p>
        </draw:text-box>
        <svg:title/>
        <svg:desc/>
      </draw:frame>
      <draw:frame draw:id="id11" presentation:style-name="a52" draw:name="Footer Placeholder 4" svg:x="0.99932in" svg:y="6.43403in" svg:width="7.29756in" svg:height="0.39931in" presentation:class="footer" presentation:placeholder="false">
        <draw:text-box>
          <text:p text:style-name="a51" text:class-names="" text:cond-style-name=""><text:span text:style-name="a50" text:class-names=""/></text:p>
        </draw:text-box>
        <svg:title/>
        <svg:desc/>
      </draw:frame>
      <draw:frame draw:id="id12" presentation:style-name="a55" draw:name="Slide Number Placeholder 5" svg:x="11.49826in" svg:y="6.43403in" svg:width="0.83576in" svg:height="0.39931in" presentation:class="page-number" presentation:placeholder="false">
        <draw:text-box>
          <text:p text:style-name="a54" text:class-names="" text:cond-style-name=""><text:span text:style-name="a53" text:class-names=""><text:page-number style:num-format="1" text:fixed="false">‹#›</text:page-number></text:span></text:p>
        </draw:text-box>
        <svg:title/>
        <svg:desc/>
      </draw:frame>
    </style:master-page>
    <style:master-page style:name="Master1-Layout2-obj-Title-and-Content" style:page-layout-name="pageLayout1" draw:style-name="a57">
      <draw:frame draw:id="id13" draw:layer="Master1-bg" draw:style-name="a58" draw:name="Picture 2" svg:x="0in" svg:y="0in" svg:width="13.33334in" svg:height="7.5in" style:rel-width="scale" style:rel-height="scale">
        <draw:image xlink:href="media/image1.png" xlink:type="simple" xlink:show="embed" xlink:actuate="onLoad"/>
        <svg:title/>
        <svg:desc>\\DROBO-FS\QuickDrops\JB\PPTX NG\Droplets\LightingOverlay.png</svg:desc>
      </draw:frame>
      <draw:frame draw:id="id14" draw:style-name="a59" draw:name="Picture 2" svg:x="0in" svg:y="0in" svg:width="13.33333in" svg:height="7.5in" style:rel-width="scale" style:rel-height="scale">
        <draw:image xlink:href="media/image3.png" xlink:type="simple" xlink:show="embed" xlink:actuate="onLoad"/>
        <svg:title/>
        <svg:desc>Droplets-HD-Content-R1d.png</svg:desc>
      </draw:frame>
      <draw:frame draw:id="id15" presentation:style-name="a63" draw:name="Title 1" svg:x="0.99932in" svg:y="0.67642in" svg:width="11.3347in" svg:height="1.7456in" presentation:class="title" presentation:placeholder="false">
        <draw:text-box>
          <text:p text:style-name="a62" text:class-names="" text:cond-style-name=""><text:span text:style-name="a60" text:class-names="">Click to edit Master title style</text:span><text:span text:style-name="a61" text:class-names=""/></text:p>
        </draw:text-box>
        <svg:title/>
        <svg:desc/>
      </draw:frame>
      <draw:frame draw:id="id16" presentation:style-name="a80" draw:name="Content Placeholder 2" svg:x="0.99932in" svg:y="2.58868in" svg:width="11.33402in" svg:height="3.74465in" presentation:class="object" presentation:placeholder="false">
        <draw:text-box>
          <text:list text:style-name="a66">
            <text:list-item>
              <text:p text:style-name="a65" text:class-names="" text:cond-style-name=""><text:span text:style-name="a64" text:class-names="">Edit Master text styles</text:span></text:p>
            </text:list-item>
          </text:list>
          <text:list text:style-name="a69">
            <text:list-item>
              <text:list text:style-name="a69">
                <text:list-item>
                  <text:p text:style-name="a68" text:class-names="" text:cond-style-name=""><text:span text:style-name="a67" text:class-names="">Second level</text:span></text:p>
                </text:list-item>
              </text:list>
            </text:list-item>
          </text:list>
          <text:list text:style-name="a72">
            <text:list-item>
              <text:list text:style-name="a72">
                <text:list-item>
                  <text:list text:style-name="a72">
                    <text:list-item>
                      <text:p text:style-name="a71" text:class-names="" text:cond-style-name=""><text:span text:style-name="a70" text:class-names="">Third level</text:span></text:p>
                    </text:list-item>
                  </text:list>
                </text:list-item>
              </text:list>
            </text:list-item>
          </text:list>
          <text:list text:style-name="a75">
            <text:list-item>
              <text:list text:style-name="a75">
                <text:list-item>
                  <text:list text:style-name="a75">
                    <text:list-item>
                      <text:list text:style-name="a75">
                        <text:list-item>
                          <text:p text:style-name="a74" text:class-names="" text:cond-style-name=""><text:span text:style-name="a73" text:class-names="">Fourth level</text:span></text:p>
                        </text:list-item>
                      </text:list>
                    </text:list-item>
                  </text:list>
                </text:list-item>
              </text:list>
            </text:list-item>
          </text:list>
          <text:list text:style-name="a79">
            <text:list-item>
              <text:list text:style-name="a79">
                <text:list-item>
                  <text:list text:style-name="a79">
                    <text:list-item>
                      <text:list text:style-name="a79">
                        <text:list-item>
                          <text:list text:style-name="a79">
                            <text:list-item>
                              <text:p text:style-name="a78" text:class-names="" text:cond-style-name=""><text:span text:style-name="a76" text:class-names="">Fifth level</text:span><text:span text:style-name="a77" text:class-names=""/></text:p>
                            </text:list-item>
                          </text:list>
                        </text:list-item>
                      </text:list>
                    </text:list-item>
                  </text:list>
                </text:list-item>
              </text:list>
            </text:list-item>
          </text:list>
        </draw:text-box>
        <svg:title/>
        <svg:desc/>
      </draw:frame>
      <draw:frame draw:id="id17" presentation:style-name="a84" draw:name="Date Placeholder 3" svg:x="8.39757in" svg:y="6.43403in" svg:width="3in" svg:height="0.39931in" presentation:class="date-time" presentation:placeholder="false">
        <draw:text-box>
          <text:p text:style-name="a83" text:class-names="" text:cond-style-name=""><text:span text:style-name="a81" text:class-names=""><text:date text:fixed="false" style:data-style-name="a82">1/1/2000</text:date></text:span></text:p>
        </draw:text-box>
        <svg:title/>
        <svg:desc/>
      </draw:frame>
      <draw:frame draw:id="id18" presentation:style-name="a87" draw:name="Footer Placeholder 4" svg:x="0.99932in" svg:y="6.43403in" svg:width="7.29756in" svg:height="0.39931in" presentation:class="footer" presentation:placeholder="false">
        <draw:text-box>
          <text:p text:style-name="a86" text:class-names="" text:cond-style-name=""><text:span text:style-name="a85" text:class-names=""/></text:p>
        </draw:text-box>
        <svg:title/>
        <svg:desc/>
      </draw:frame>
      <draw:frame draw:id="id19" presentation:style-name="a90" draw:name="Slide Number Placeholder 5" svg:x="11.49826in" svg:y="6.43403in" svg:width="0.83576in" svg:height="0.39931in" presentation:class="page-number" presentation:placeholder="false">
        <draw:text-box>
          <text:p text:style-name="a89" text:class-names="" text:cond-style-name=""><text:span text:style-name="a88" text:class-names=""><text:page-number style:num-format="1" text:fixed="false">‹#›</text:page-number></text:span></text:p>
        </draw:text-box>
        <svg:title/>
        <svg:desc/>
      </draw:frame>
    </style:master-page>
    <style:master-page style:name="Master1-Layout3-secHead-Section-Header" style:page-layout-name="pageLayout1" draw:style-name="a92">
      <draw:frame draw:id="id20" draw:layer="Master1-bg" draw:style-name="a93" draw:name="Picture 2" svg:x="0in" svg:y="0in" svg:width="13.33334in" svg:height="7.5in" style:rel-width="scale" style:rel-height="scale">
        <draw:image xlink:href="media/image1.png" xlink:type="simple" xlink:show="embed" xlink:actuate="onLoad"/>
        <svg:title/>
        <svg:desc>\\DROBO-FS\QuickDrops\JB\PPTX NG\Droplets\LightingOverlay.png</svg:desc>
      </draw:frame>
      <draw:frame draw:id="id21" draw:style-name="a94" draw:name="Picture 8" svg:x="0in" svg:y="0in" svg:width="13.33333in" svg:height="7.5in" style:rel-width="scale" style:rel-height="scale">
        <draw:image xlink:href="media/image3.png" xlink:type="simple" xlink:show="embed" xlink:actuate="onLoad"/>
        <svg:title/>
        <svg:desc>Droplets-HD-Content-R1d.png</svg:desc>
      </draw:frame>
      <draw:frame draw:id="id22" presentation:style-name="a98" draw:name="Title 1" svg:x="0.99932in" svg:y="0.90613in" svg:width="11.32081in" svg:height="2.99302in" presentation:class="title" presentation:placeholder="false">
        <draw:text-box>
          <text:p text:style-name="a97" text:class-names="" text:cond-style-name=""><text:span text:style-name="a95" text:class-names="">Click to edit Master title style</text:span><text:span text:style-name="a96" text:class-names=""/></text:p>
        </draw:text-box>
        <svg:title/>
        <svg:desc/>
      </draw:frame>
      <draw:frame draw:id="id23" presentation:style-name="a102" draw:name="Text Placeholder 2" svg:x="0.99932in" svg:y="3.99984in" svg:width="11.32081in" svg:height="1.49626in" presentation:class="outline" presentation:placeholder="false">
        <draw:text-box>
          <text:list text:style-name="a101">
            <text:list-item>
              <text:p text:style-name="a100" text:class-names="" text:cond-style-name=""><text:span text:style-name="a99" text:class-names="">Edit Master text styles</text:span></text:p>
            </text:list-item>
          </text:list>
        </draw:text-box>
        <svg:title/>
        <svg:desc/>
      </draw:frame>
      <draw:frame draw:id="id24" presentation:style-name="a106" draw:name="Date Placeholder 3" svg:x="8.39757in" svg:y="6.43403in" svg:width="3in" svg:height="0.39931in" presentation:class="date-time" presentation:placeholder="false">
        <draw:text-box>
          <text:p text:style-name="a105" text:class-names="" text:cond-style-name=""><text:span text:style-name="a103" text:class-names=""><text:date text:fixed="false" style:data-style-name="a104">1/1/2000</text:date></text:span></text:p>
        </draw:text-box>
        <svg:title/>
        <svg:desc/>
      </draw:frame>
      <draw:frame draw:id="id25" presentation:style-name="a109" draw:name="Footer Placeholder 4" svg:x="0.99932in" svg:y="6.43403in" svg:width="7.29756in" svg:height="0.39931in" presentation:class="footer" presentation:placeholder="false">
        <draw:text-box>
          <text:p text:style-name="a108" text:class-names="" text:cond-style-name=""><text:span text:style-name="a107" text:class-names=""/></text:p>
        </draw:text-box>
        <svg:title/>
        <svg:desc/>
      </draw:frame>
      <draw:frame draw:id="id26" presentation:style-name="a112" draw:name="Slide Number Placeholder 5" svg:x="11.49826in" svg:y="6.43403in" svg:width="0.83576in" svg:height="0.39931in" presentation:class="page-number" presentation:placeholder="false">
        <draw:text-box>
          <text:p text:style-name="a111" text:class-names="" text:cond-style-name=""><text:span text:style-name="a110" text:class-names=""><text:page-number style:num-format="1" text:fixed="false">‹#›</text:page-number></text:span></text:p>
        </draw:text-box>
        <svg:title/>
        <svg:desc/>
      </draw:frame>
    </style:master-page>
    <style:master-page style:name="Master1-Layout4-twoObj-Two-Content" style:page-layout-name="pageLayout1" draw:style-name="a114">
      <draw:frame draw:id="id27" draw:layer="Master1-bg" draw:style-name="a115" draw:name="Picture 2" svg:x="0in" svg:y="0in" svg:width="13.33334in" svg:height="7.5in" style:rel-width="scale" style:rel-height="scale">
        <draw:image xlink:href="media/image1.png" xlink:type="simple" xlink:show="embed" xlink:actuate="onLoad"/>
        <svg:title/>
        <svg:desc>\\DROBO-FS\QuickDrops\JB\PPTX NG\Droplets\LightingOverlay.png</svg:desc>
      </draw:frame>
      <draw:frame draw:id="id28" draw:style-name="a116" draw:name="Picture 9" svg:x="0in" svg:y="0in" svg:width="13.33333in" svg:height="7.5in" style:rel-width="scale" style:rel-height="scale">
        <draw:image xlink:href="media/image3.png" xlink:type="simple" xlink:show="embed" xlink:actuate="onLoad"/>
        <svg:title/>
        <svg:desc>Droplets-HD-Content-R1d.png</svg:desc>
      </draw:frame>
      <draw:frame draw:id="id29" presentation:style-name="a120" draw:name="Title 1" svg:x="0.99932in" svg:y="0.67642in" svg:width="11.3347in" svg:height="1.7456in" presentation:class="title" presentation:placeholder="false">
        <draw:text-box>
          <text:p text:style-name="a119" text:class-names="" text:cond-style-name=""><text:span text:style-name="a117" text:class-names="">Click to edit Master title style</text:span><text:span text:style-name="a118" text:class-names=""/></text:p>
        </draw:text-box>
        <svg:title/>
        <svg:desc/>
      </draw:frame>
      <draw:frame draw:id="id30" presentation:style-name="a137" draw:name="Content Placeholder 2" svg:x="0.99932in" svg:y="2.58868in" svg:width="5.58402in" svg:height="3.74465in" presentation:class="object" presentation:placeholder="false">
        <draw:text-box>
          <text:list text:style-name="a123">
            <text:list-item>
              <text:p text:style-name="a122" text:class-names="" text:cond-style-name=""><text:span text:style-name="a121" text:class-names="">Edit Master text styles</text:span></text:p>
            </text:list-item>
          </text:list>
          <text:list text:style-name="a126">
            <text:list-item>
              <text:list text:style-name="a126">
                <text:list-item>
                  <text:p text:style-name="a125" text:class-names="" text:cond-style-name=""><text:span text:style-name="a124" text:class-names="">Second level</text:span></text:p>
                </text:list-item>
              </text:list>
            </text:list-item>
          </text:list>
          <text:list text:style-name="a129">
            <text:list-item>
              <text:list text:style-name="a129">
                <text:list-item>
                  <text:list text:style-name="a129">
                    <text:list-item>
                      <text:p text:style-name="a128" text:class-names="" text:cond-style-name=""><text:span text:style-name="a127" text:class-names="">Third level</text:span></text:p>
                    </text:list-item>
                  </text:list>
                </text:list-item>
              </text:list>
            </text:list-item>
          </text:list>
          <text:list text:style-name="a132">
            <text:list-item>
              <text:list text:style-name="a132">
                <text:list-item>
                  <text:list text:style-name="a132">
                    <text:list-item>
                      <text:list text:style-name="a132">
                        <text:list-item>
                          <text:p text:style-name="a131" text:class-names="" text:cond-style-name=""><text:span text:style-name="a130" text:class-names="">Fourth level</text:span></text:p>
                        </text:list-item>
                      </text:list>
                    </text:list-item>
                  </text:list>
                </text:list-item>
              </text:list>
            </text:list-item>
          </text:list>
          <text:list text:style-name="a136">
            <text:list-item>
              <text:list text:style-name="a136">
                <text:list-item>
                  <text:list text:style-name="a136">
                    <text:list-item>
                      <text:list text:style-name="a136">
                        <text:list-item>
                          <text:list text:style-name="a136">
                            <text:list-item>
                              <text:p text:style-name="a135" text:class-names="" text:cond-style-name=""><text:span text:style-name="a133" text:class-names="">Fifth level</text:span><text:span text:style-name="a134" text:class-names=""/></text:p>
                            </text:list-item>
                          </text:list>
                        </text:list-item>
                      </text:list>
                    </text:list-item>
                  </text:list>
                </text:list-item>
              </text:list>
            </text:list-item>
          </text:list>
        </draw:text-box>
        <svg:title/>
        <svg:desc/>
      </draw:frame>
      <draw:frame draw:id="id31" presentation:style-name="a154" draw:name="Content Placeholder 3" svg:x="6.75in" svg:y="2.58868in" svg:width="5.58333in" svg:height="3.74465in" presentation:class="object" presentation:placeholder="false">
        <draw:text-box>
          <text:list text:style-name="a140">
            <text:list-item>
              <text:p text:style-name="a139" text:class-names="" text:cond-style-name=""><text:span text:style-name="a138" text:class-names="">Edit Master text styles</text:span></text:p>
            </text:list-item>
          </text:list>
          <text:list text:style-name="a143">
            <text:list-item>
              <text:list text:style-name="a143">
                <text:list-item>
                  <text:p text:style-name="a142" text:class-names="" text:cond-style-name=""><text:span text:style-name="a141" text:class-names="">Second level</text:span></text:p>
                </text:list-item>
              </text:list>
            </text:list-item>
          </text:list>
          <text:list text:style-name="a146">
            <text:list-item>
              <text:list text:style-name="a146">
                <text:list-item>
                  <text:list text:style-name="a146">
                    <text:list-item>
                      <text:p text:style-name="a145" text:class-names="" text:cond-style-name=""><text:span text:style-name="a144" text:class-names="">Third level</text:span></text:p>
                    </text:list-item>
                  </text:list>
                </text:list-item>
              </text:list>
            </text:list-item>
          </text:list>
          <text:list text:style-name="a149">
            <text:list-item>
              <text:list text:style-name="a149">
                <text:list-item>
                  <text:list text:style-name="a149">
                    <text:list-item>
                      <text:list text:style-name="a149">
                        <text:list-item>
                          <text:p text:style-name="a148" text:class-names="" text:cond-style-name=""><text:span text:style-name="a147" text:class-names="">Fourth level</text:span></text:p>
                        </text:list-item>
                      </text:list>
                    </text:list-item>
                  </text:list>
                </text:list-item>
              </text:list>
            </text:list-item>
          </text:list>
          <text:list text:style-name="a153">
            <text:list-item>
              <text:list text:style-name="a153">
                <text:list-item>
                  <text:list text:style-name="a153">
                    <text:list-item>
                      <text:list text:style-name="a153">
                        <text:list-item>
                          <text:list text:style-name="a153">
                            <text:list-item>
                              <text:p text:style-name="a152" text:class-names="" text:cond-style-name=""><text:span text:style-name="a150" text:class-names="">Fifth level</text:span><text:span text:style-name="a151" text:class-names=""/></text:p>
                            </text:list-item>
                          </text:list>
                        </text:list-item>
                      </text:list>
                    </text:list-item>
                  </text:list>
                </text:list-item>
              </text:list>
            </text:list-item>
          </text:list>
        </draw:text-box>
        <svg:title/>
        <svg:desc/>
      </draw:frame>
      <draw:frame draw:id="id32" presentation:style-name="a158" draw:name="Date Placeholder 4" svg:x="8.39757in" svg:y="6.43403in" svg:width="3in" svg:height="0.39931in" presentation:class="date-time" presentation:placeholder="false">
        <draw:text-box>
          <text:p text:style-name="a157" text:class-names="" text:cond-style-name=""><text:span text:style-name="a155" text:class-names=""><text:date text:fixed="false" style:data-style-name="a156">1/1/2000</text:date></text:span></text:p>
        </draw:text-box>
        <svg:title/>
        <svg:desc/>
      </draw:frame>
      <draw:frame draw:id="id33" presentation:style-name="a161" draw:name="Footer Placeholder 5" svg:x="0.99932in" svg:y="6.43403in" svg:width="7.29756in" svg:height="0.39931in" presentation:class="footer" presentation:placeholder="false">
        <draw:text-box>
          <text:p text:style-name="a160" text:class-names="" text:cond-style-name=""><text:span text:style-name="a159" text:class-names=""/></text:p>
        </draw:text-box>
        <svg:title/>
        <svg:desc/>
      </draw:frame>
      <draw:frame draw:id="id34" presentation:style-name="a164" draw:name="Slide Number Placeholder 6" svg:x="11.49826in" svg:y="6.43403in" svg:width="0.83576in" svg:height="0.39931in" presentation:class="page-number" presentation:placeholder="false">
        <draw:text-box>
          <text:p text:style-name="a163" text:class-names="" text:cond-style-name=""><text:span text:style-name="a162" text:class-names=""><text:page-number style:num-format="1" text:fixed="false">‹#›</text:page-number></text:span></text:p>
        </draw:text-box>
        <svg:title/>
        <svg:desc/>
      </draw:frame>
    </style:master-page>
    <style:master-page style:name="Master1-Layout5-twoTxTwoObj-Comparison" style:page-layout-name="pageLayout1" draw:style-name="a166">
      <draw:frame draw:id="id35" draw:layer="Master1-bg" draw:style-name="a167" draw:name="Picture 2" svg:x="0in" svg:y="0in" svg:width="13.33334in" svg:height="7.5in" style:rel-width="scale" style:rel-height="scale">
        <draw:image xlink:href="media/image1.png" xlink:type="simple" xlink:show="embed" xlink:actuate="onLoad"/>
        <svg:title/>
        <svg:desc>\\DROBO-FS\QuickDrops\JB\PPTX NG\Droplets\LightingOverlay.png</svg:desc>
      </draw:frame>
      <draw:frame draw:id="id36" draw:style-name="a168" draw:name="Picture 14" svg:x="0in" svg:y="0in" svg:width="13.33333in" svg:height="7.5in" style:rel-width="scale" style:rel-height="scale">
        <draw:image xlink:href="media/image3.png" xlink:type="simple" xlink:show="embed" xlink:actuate="onLoad"/>
        <svg:title/>
        <svg:desc>Droplets-HD-Content-R1d.png</svg:desc>
      </draw:frame>
      <draw:frame draw:id="id37" presentation:style-name="a172" draw:name="Title 1" svg:x="0.99932in" svg:y="0.67642in" svg:width="11.3347in" svg:height="1.7456in" presentation:class="title" presentation:placeholder="false">
        <draw:text-box>
          <text:p text:style-name="a171" text:class-names="" text:cond-style-name=""><text:span text:style-name="a169" text:class-names="">Click to edit Master title style</text:span><text:span text:style-name="a170" text:class-names=""/></text:p>
        </draw:text-box>
        <svg:title/>
        <svg:desc/>
      </draw:frame>
      <draw:frame draw:id="id38" presentation:style-name="a176" draw:name="Text Placeholder 2" svg:x="1.25364in" svg:y="2.59298in" svg:width="5.3297in" svg:height="0.74365in" presentation:class="outline" presentation:placeholder="false">
        <draw:text-box>
          <text:list text:style-name="a175">
            <text:list-item>
              <text:p text:style-name="a174" text:class-names="" text:cond-style-name=""><text:span text:style-name="a173" text:class-names="">Edit Master text styles</text:span></text:p>
            </text:list-item>
          </text:list>
        </draw:text-box>
        <svg:title/>
        <svg:desc/>
      </draw:frame>
      <draw:frame draw:id="id39" presentation:style-name="a193" draw:name="Content Placeholder 3" svg:x="0.99932in" svg:y="3.33663in" svg:width="5.58402in" svg:height="2.9967in" presentation:class="object" presentation:placeholder="false">
        <draw:text-box>
          <text:list text:style-name="a179">
            <text:list-item>
              <text:p text:style-name="a178" text:class-names="" text:cond-style-name=""><text:span text:style-name="a177" text:class-names="">Edit Master text styles</text:span></text:p>
            </text:list-item>
          </text:list>
          <text:list text:style-name="a182">
            <text:list-item>
              <text:list text:style-name="a182">
                <text:list-item>
                  <text:p text:style-name="a181" text:class-names="" text:cond-style-name=""><text:span text:style-name="a180" text:class-names="">Second level</text:span></text:p>
                </text:list-item>
              </text:list>
            </text:list-item>
          </text:list>
          <text:list text:style-name="a185">
            <text:list-item>
              <text:list text:style-name="a185">
                <text:list-item>
                  <text:list text:style-name="a185">
                    <text:list-item>
                      <text:p text:style-name="a184" text:class-names="" text:cond-style-name=""><text:span text:style-name="a183" text:class-names="">Third level</text:span></text:p>
                    </text:list-item>
                  </text:list>
                </text:list-item>
              </text:list>
            </text:list-item>
          </text:list>
          <text:list text:style-name="a188">
            <text:list-item>
              <text:list text:style-name="a188">
                <text:list-item>
                  <text:list text:style-name="a188">
                    <text:list-item>
                      <text:list text:style-name="a188">
                        <text:list-item>
                          <text:p text:style-name="a187" text:class-names="" text:cond-style-name=""><text:span text:style-name="a186" text:class-names="">Fourth level</text:span></text:p>
                        </text:list-item>
                      </text:list>
                    </text:list-item>
                  </text:list>
                </text:list-item>
              </text:list>
            </text:list-item>
          </text:list>
          <text:list text:style-name="a192">
            <text:list-item>
              <text:list text:style-name="a192">
                <text:list-item>
                  <text:list text:style-name="a192">
                    <text:list-item>
                      <text:list text:style-name="a192">
                        <text:list-item>
                          <text:list text:style-name="a192">
                            <text:list-item>
                              <text:p text:style-name="a191" text:class-names="" text:cond-style-name=""><text:span text:style-name="a189" text:class-names="">Fifth level</text:span><text:span text:style-name="a190" text:class-names=""/></text:p>
                            </text:list-item>
                          </text:list>
                        </text:list-item>
                      </text:list>
                    </text:list-item>
                  </text:list>
                </text:list-item>
              </text:list>
            </text:list-item>
          </text:list>
        </draw:text-box>
        <svg:title/>
        <svg:desc/>
      </draw:frame>
      <draw:frame draw:id="id40" presentation:style-name="a197" draw:name="Text Placeholder 4" svg:x="6.99521in" svg:y="2.59298in" svg:width="5.33881in" svg:height="0.74365in" presentation:class="outline" presentation:placeholder="false">
        <draw:text-box>
          <text:list text:style-name="a196">
            <text:list-item>
              <text:p text:style-name="a195" text:class-names="" text:cond-style-name=""><text:span text:style-name="a194" text:class-names="">Edit Master text styles</text:span></text:p>
            </text:list-item>
          </text:list>
        </draw:text-box>
        <svg:title/>
        <svg:desc/>
      </draw:frame>
      <draw:frame draw:id="id41" presentation:style-name="a214" draw:name="Content Placeholder 5" svg:x="6.75in" svg:y="3.33663in" svg:width="5.58333in" svg:height="2.9967in" presentation:class="object" presentation:placeholder="false">
        <draw:text-box>
          <text:list text:style-name="a200">
            <text:list-item>
              <text:p text:style-name="a199" text:class-names="" text:cond-style-name=""><text:span text:style-name="a198" text:class-names="">Edit Master text styles</text:span></text:p>
            </text:list-item>
          </text:list>
          <text:list text:style-name="a203">
            <text:list-item>
              <text:list text:style-name="a203">
                <text:list-item>
                  <text:p text:style-name="a202" text:class-names="" text:cond-style-name=""><text:span text:style-name="a201" text:class-names="">Second level</text:span></text:p>
                </text:list-item>
              </text:list>
            </text:list-item>
          </text:list>
          <text:list text:style-name="a206">
            <text:list-item>
              <text:list text:style-name="a206">
                <text:list-item>
                  <text:list text:style-name="a206">
                    <text:list-item>
                      <text:p text:style-name="a205" text:class-names="" text:cond-style-name=""><text:span text:style-name="a204" text:class-names="">Third level</text:span></text:p>
                    </text:list-item>
                  </text:list>
                </text:list-item>
              </text:list>
            </text:list-item>
          </text:list>
          <text:list text:style-name="a209">
            <text:list-item>
              <text:list text:style-name="a209">
                <text:list-item>
                  <text:list text:style-name="a209">
                    <text:list-item>
                      <text:list text:style-name="a209">
                        <text:list-item>
                          <text:p text:style-name="a208" text:class-names="" text:cond-style-name=""><text:span text:style-name="a207" text:class-names="">Fourth level</text:span></text:p>
                        </text:list-item>
                      </text:list>
                    </text:list-item>
                  </text:list>
                </text:list-item>
              </text:list>
            </text:list-item>
          </text:list>
          <text:list text:style-name="a213">
            <text:list-item>
              <text:list text:style-name="a213">
                <text:list-item>
                  <text:list text:style-name="a213">
                    <text:list-item>
                      <text:list text:style-name="a213">
                        <text:list-item>
                          <text:list text:style-name="a213">
                            <text:list-item>
                              <text:p text:style-name="a212" text:class-names="" text:cond-style-name=""><text:span text:style-name="a210" text:class-names="">Fifth level</text:span><text:span text:style-name="a211" text:class-names=""/></text:p>
                            </text:list-item>
                          </text:list>
                        </text:list-item>
                      </text:list>
                    </text:list-item>
                  </text:list>
                </text:list-item>
              </text:list>
            </text:list-item>
          </text:list>
        </draw:text-box>
        <svg:title/>
        <svg:desc/>
      </draw:frame>
      <draw:frame draw:id="id42" presentation:style-name="a218" draw:name="Date Placeholder 6" svg:x="8.39757in" svg:y="6.43403in" svg:width="3in" svg:height="0.39931in" presentation:class="date-time" presentation:placeholder="false">
        <draw:text-box>
          <text:p text:style-name="a217" text:class-names="" text:cond-style-name=""><text:span text:style-name="a215" text:class-names=""><text:date text:fixed="false" style:data-style-name="a216">1/1/2000</text:date></text:span></text:p>
        </draw:text-box>
        <svg:title/>
        <svg:desc/>
      </draw:frame>
      <draw:frame draw:id="id43" presentation:style-name="a221" draw:name="Footer Placeholder 7" svg:x="0.99932in" svg:y="6.43403in" svg:width="7.29756in" svg:height="0.39931in" presentation:class="footer" presentation:placeholder="false">
        <draw:text-box>
          <text:p text:style-name="a220" text:class-names="" text:cond-style-name=""><text:span text:style-name="a219" text:class-names=""/></text:p>
        </draw:text-box>
        <svg:title/>
        <svg:desc/>
      </draw:frame>
      <draw:frame draw:id="id44" presentation:style-name="a224" draw:name="Slide Number Placeholder 8" svg:x="11.49826in" svg:y="6.43403in" svg:width="0.83576in" svg:height="0.39931in" presentation:class="page-number" presentation:placeholder="false">
        <draw:text-box>
          <text:p text:style-name="a223" text:class-names="" text:cond-style-name=""><text:span text:style-name="a222" text:class-names=""><text:page-number style:num-format="1" text:fixed="false">‹#›</text:page-number></text:span></text:p>
        </draw:text-box>
        <svg:title/>
        <svg:desc/>
      </draw:frame>
    </style:master-page>
    <style:master-page style:name="Master1-Layout6-titleOnly-Title-Only" style:page-layout-name="pageLayout1" draw:style-name="a226">
      <draw:frame draw:id="id45" draw:layer="Master1-bg" draw:style-name="a227" draw:name="Picture 2" svg:x="0in" svg:y="0in" svg:width="13.33334in" svg:height="7.5in" style:rel-width="scale" style:rel-height="scale">
        <draw:image xlink:href="media/image1.png" xlink:type="simple" xlink:show="embed" xlink:actuate="onLoad"/>
        <svg:title/>
        <svg:desc>\\DROBO-FS\QuickDrops\JB\PPTX NG\Droplets\LightingOverlay.png</svg:desc>
      </draw:frame>
      <draw:frame draw:id="id46" draw:style-name="a228" draw:name="Picture 7" svg:x="0in" svg:y="0in" svg:width="13.33333in" svg:height="7.5in" style:rel-width="scale" style:rel-height="scale">
        <draw:image xlink:href="media/image3.png" xlink:type="simple" xlink:show="embed" xlink:actuate="onLoad"/>
        <svg:title/>
        <svg:desc>Droplets-HD-Content-R1d.png</svg:desc>
      </draw:frame>
      <draw:frame draw:id="id47" presentation:style-name="a232" draw:name="Title 1" svg:x="0.99932in" svg:y="0.67642in" svg:width="11.3347in" svg:height="1.7456in" presentation:class="title" presentation:placeholder="false">
        <draw:text-box>
          <text:p text:style-name="a231" text:class-names="" text:cond-style-name=""><text:span text:style-name="a229" text:class-names="">Click to edit Master title style</text:span><text:span text:style-name="a230" text:class-names=""/></text:p>
        </draw:text-box>
        <svg:title/>
        <svg:desc/>
      </draw:frame>
      <draw:frame draw:id="id48" presentation:style-name="a236" draw:name="Date Placeholder 2" svg:x="8.39757in" svg:y="6.43403in" svg:width="3in" svg:height="0.39931in" presentation:class="date-time" presentation:placeholder="false">
        <draw:text-box>
          <text:p text:style-name="a235" text:class-names="" text:cond-style-name=""><text:span text:style-name="a233" text:class-names=""><text:date text:fixed="false" style:data-style-name="a234">1/1/2000</text:date></text:span></text:p>
        </draw:text-box>
        <svg:title/>
        <svg:desc/>
      </draw:frame>
      <draw:frame draw:id="id49" presentation:style-name="a239" draw:name="Footer Placeholder 3" svg:x="0.99932in" svg:y="6.43403in" svg:width="7.29756in" svg:height="0.39931in" presentation:class="footer" presentation:placeholder="false">
        <draw:text-box>
          <text:p text:style-name="a238" text:class-names="" text:cond-style-name=""><text:span text:style-name="a237" text:class-names=""/></text:p>
        </draw:text-box>
        <svg:title/>
        <svg:desc/>
      </draw:frame>
      <draw:frame draw:id="id50" presentation:style-name="a242" draw:name="Slide Number Placeholder 4" svg:x="11.49826in" svg:y="6.43403in" svg:width="0.83576in" svg:height="0.39931in" presentation:class="page-number" presentation:placeholder="false">
        <draw:text-box>
          <text:p text:style-name="a241" text:class-names="" text:cond-style-name=""><text:span text:style-name="a240" text:class-names=""><text:page-number style:num-format="1" text:fixed="false">‹#›</text:page-number></text:span></text:p>
        </draw:text-box>
        <svg:title/>
        <svg:desc/>
      </draw:frame>
    </style:master-page>
    <style:master-page style:name="Master1-Layout7-blank-Blank" style:page-layout-name="pageLayout1" draw:style-name="a244">
      <draw:frame draw:id="id51" draw:layer="Master1-bg" draw:style-name="a245" draw:name="Picture 2" svg:x="0in" svg:y="0in" svg:width="13.33334in" svg:height="7.5in" style:rel-width="scale" style:rel-height="scale">
        <draw:image xlink:href="media/image1.png" xlink:type="simple" xlink:show="embed" xlink:actuate="onLoad"/>
        <svg:title/>
        <svg:desc>\\DROBO-FS\QuickDrops\JB\PPTX NG\Droplets\LightingOverlay.png</svg:desc>
      </draw:frame>
      <draw:frame draw:id="id52" draw:style-name="a246" draw:name="Picture 6" svg:x="0in" svg:y="0in" svg:width="13.33333in" svg:height="7.5in" style:rel-width="scale" style:rel-height="scale">
        <draw:image xlink:href="media/image3.png" xlink:type="simple" xlink:show="embed" xlink:actuate="onLoad"/>
        <svg:title/>
        <svg:desc>Droplets-HD-Content-R1d.png</svg:desc>
      </draw:frame>
      <draw:frame draw:id="id53" presentation:style-name="a250" draw:name="Date Placeholder 1" svg:x="8.39757in" svg:y="6.43403in" svg:width="3in" svg:height="0.39931in" presentation:class="date-time" presentation:placeholder="false">
        <draw:text-box>
          <text:p text:style-name="a249" text:class-names="" text:cond-style-name=""><text:span text:style-name="a247" text:class-names=""><text:date text:fixed="false" style:data-style-name="a248">1/1/2000</text:date></text:span></text:p>
        </draw:text-box>
        <svg:title/>
        <svg:desc/>
      </draw:frame>
      <draw:frame draw:id="id54" presentation:style-name="a253" draw:name="Footer Placeholder 2" svg:x="0.99932in" svg:y="6.43403in" svg:width="7.29756in" svg:height="0.39931in" presentation:class="footer" presentation:placeholder="false">
        <draw:text-box>
          <text:p text:style-name="a252" text:class-names="" text:cond-style-name=""><text:span text:style-name="a251" text:class-names=""/></text:p>
        </draw:text-box>
        <svg:title/>
        <svg:desc/>
      </draw:frame>
      <draw:frame draw:id="id55" presentation:style-name="a256" draw:name="Slide Number Placeholder 3" svg:x="11.49826in" svg:y="6.43403in" svg:width="0.83576in" svg:height="0.39931in" presentation:class="page-number" presentation:placeholder="false">
        <draw:text-box>
          <text:p text:style-name="a255" text:class-names="" text:cond-style-name=""><text:span text:style-name="a254" text:class-names=""><text:page-number style:num-format="1" text:fixed="false">‹#›</text:page-number></text:span></text:p>
        </draw:text-box>
        <svg:title/>
        <svg:desc/>
      </draw:frame>
    </style:master-page>
    <style:master-page style:name="Master1-Layout8-objTx-Content-with-Caption" style:page-layout-name="pageLayout1" draw:style-name="a258">
      <draw:frame draw:id="id56" draw:layer="Master1-bg" draw:style-name="a259" draw:name="Picture 2" svg:x="0in" svg:y="0in" svg:width="13.33334in" svg:height="7.5in" style:rel-width="scale" style:rel-height="scale">
        <draw:image xlink:href="media/image1.png" xlink:type="simple" xlink:show="embed" xlink:actuate="onLoad"/>
        <svg:title/>
        <svg:desc>\\DROBO-FS\QuickDrops\JB\PPTX NG\Droplets\LightingOverlay.png</svg:desc>
      </draw:frame>
      <draw:frame draw:id="id57" draw:style-name="a260" draw:name="Picture 10" svg:x="0in" svg:y="0in" svg:width="13.33333in" svg:height="7.5in" style:rel-width="scale" style:rel-height="scale">
        <draw:image xlink:href="media/image3.png" xlink:type="simple" xlink:show="embed" xlink:actuate="onLoad"/>
        <svg:title/>
        <svg:desc>Droplets-HD-Content-R1d.png</svg:desc>
      </draw:frame>
      <draw:frame draw:id="id58" presentation:style-name="a264" draw:name="Title 1" svg:x="0.99932in" svg:y="0.66667in" svg:width="4.30412in" svg:height="2.21266in" presentation:class="title" presentation:placeholder="false">
        <draw:text-box>
          <text:p text:style-name="a263" text:class-names="" text:cond-style-name=""><text:span text:style-name="a261" text:class-names="">Click to edit Master title style</text:span><text:span text:style-name="a262" text:class-names=""/></text:p>
        </draw:text-box>
        <svg:title/>
        <svg:desc/>
      </draw:frame>
      <draw:frame draw:id="id59" presentation:style-name="a281" draw:name="Content Placeholder 2" svg:x="5.55344in" svg:y="0.66667in" svg:width="6.78058in" svg:height="5.66667in" presentation:class="object" presentation:placeholder="false">
        <draw:text-box>
          <text:list text:style-name="a267">
            <text:list-item>
              <text:p text:style-name="a266" text:class-names="" text:cond-style-name=""><text:span text:style-name="a265" text:class-names="">Edit Master text styles</text:span></text:p>
            </text:list-item>
          </text:list>
          <text:list text:style-name="a270">
            <text:list-item>
              <text:list text:style-name="a270">
                <text:list-item>
                  <text:p text:style-name="a269" text:class-names="" text:cond-style-name=""><text:span text:style-name="a268" text:class-names="">Second level</text:span></text:p>
                </text:list-item>
              </text:list>
            </text:list-item>
          </text:list>
          <text:list text:style-name="a273">
            <text:list-item>
              <text:list text:style-name="a273">
                <text:list-item>
                  <text:list text:style-name="a273">
                    <text:list-item>
                      <text:p text:style-name="a272" text:class-names="" text:cond-style-name=""><text:span text:style-name="a271" text:class-names="">Third level</text:span></text:p>
                    </text:list-item>
                  </text:list>
                </text:list-item>
              </text:list>
            </text:list-item>
          </text:list>
          <text:list text:style-name="a276">
            <text:list-item>
              <text:list text:style-name="a276">
                <text:list-item>
                  <text:list text:style-name="a276">
                    <text:list-item>
                      <text:list text:style-name="a276">
                        <text:list-item>
                          <text:p text:style-name="a275" text:class-names="" text:cond-style-name=""><text:span text:style-name="a274" text:class-names="">Fourth level</text:span></text:p>
                        </text:list-item>
                      </text:list>
                    </text:list-item>
                  </text:list>
                </text:list-item>
              </text:list>
            </text:list-item>
          </text:list>
          <text:list text:style-name="a280">
            <text:list-item>
              <text:list text:style-name="a280">
                <text:list-item>
                  <text:list text:style-name="a280">
                    <text:list-item>
                      <text:list text:style-name="a280">
                        <text:list-item>
                          <text:list text:style-name="a280">
                            <text:list-item>
                              <text:p text:style-name="a279" text:class-names="" text:cond-style-name=""><text:span text:style-name="a277" text:class-names="">Fifth level</text:span><text:span text:style-name="a278" text:class-names=""/></text:p>
                            </text:list-item>
                          </text:list>
                        </text:list-item>
                      </text:list>
                    </text:list-item>
                  </text:list>
                </text:list-item>
              </text:list>
            </text:list-item>
          </text:list>
        </draw:text-box>
        <svg:title/>
        <svg:desc/>
      </draw:frame>
      <draw:frame draw:id="id60" presentation:style-name="a285" draw:name="Text Placeholder 3" svg:x="0.99932in" svg:y="2.87932in" svg:width="4.30412in" svg:height="3.45401in" presentation:class="outline" presentation:placeholder="false">
        <draw:text-box>
          <text:list text:style-name="a284">
            <text:list-item>
              <text:p text:style-name="a283" text:class-names="" text:cond-style-name=""><text:span text:style-name="a282" text:class-names="">Edit Master text styles</text:span></text:p>
            </text:list-item>
          </text:list>
        </draw:text-box>
        <svg:title/>
        <svg:desc/>
      </draw:frame>
      <draw:frame draw:id="id61" presentation:style-name="a289" draw:name="Date Placeholder 4" svg:x="8.39757in" svg:y="6.43403in" svg:width="3in" svg:height="0.39931in" presentation:class="date-time" presentation:placeholder="false">
        <draw:text-box>
          <text:p text:style-name="a288" text:class-names="" text:cond-style-name=""><text:span text:style-name="a286" text:class-names=""><text:date text:fixed="false" style:data-style-name="a287">1/1/2000</text:date></text:span></text:p>
        </draw:text-box>
        <svg:title/>
        <svg:desc/>
      </draw:frame>
      <draw:frame draw:id="id62" presentation:style-name="a292" draw:name="Footer Placeholder 5" svg:x="0.99932in" svg:y="6.43403in" svg:width="7.29756in" svg:height="0.39931in" presentation:class="footer" presentation:placeholder="false">
        <draw:text-box>
          <text:p text:style-name="a291" text:class-names="" text:cond-style-name=""><text:span text:style-name="a290" text:class-names=""/></text:p>
        </draw:text-box>
        <svg:title/>
        <svg:desc/>
      </draw:frame>
      <draw:frame draw:id="id63" presentation:style-name="a295" draw:name="Slide Number Placeholder 6" svg:x="11.49826in" svg:y="6.43403in" svg:width="0.83576in" svg:height="0.39931in" presentation:class="page-number" presentation:placeholder="false">
        <draw:text-box>
          <text:p text:style-name="a294" text:class-names="" text:cond-style-name=""><text:span text:style-name="a293" text:class-names=""><text:page-number style:num-format="1" text:fixed="false">‹#›</text:page-number></text:span></text:p>
        </draw:text-box>
        <svg:title/>
        <svg:desc/>
      </draw:frame>
    </style:master-page>
    <style:master-page style:name="Master1-Layout9-picTx-Picture-with-Caption" style:page-layout-name="pageLayout1" draw:style-name="a297">
      <draw:frame draw:id="id64" draw:layer="Master1-bg" draw:style-name="a298" draw:name="Picture 2" svg:x="0in" svg:y="0in" svg:width="13.33334in" svg:height="7.5in" style:rel-width="scale" style:rel-height="scale">
        <draw:image xlink:href="media/image1.png" xlink:type="simple" xlink:show="embed" xlink:actuate="onLoad"/>
        <svg:title/>
        <svg:desc>\\DROBO-FS\QuickDrops\JB\PPTX NG\Droplets\LightingOverlay.png</svg:desc>
      </draw:frame>
      <draw:frame draw:id="id65" draw:style-name="a299" draw:name="Picture 9" svg:x="0in" svg:y="0in" svg:width="13.33333in" svg:height="7.5in" style:rel-width="scale" style:rel-height="scale">
        <draw:image xlink:href="media/image3.png" xlink:type="simple" xlink:show="embed" xlink:actuate="onLoad"/>
        <svg:title/>
        <svg:desc>Droplets-HD-Content-R1d.png</svg:desc>
      </draw:frame>
      <draw:frame draw:id="id66" presentation:style-name="a303" draw:name="Title 1" svg:x="0.99932in" svg:y="0.66667in" svg:width="6.49056in" svg:height="2.21266in" presentation:class="title" presentation:placeholder="false">
        <draw:text-box>
          <text:p text:style-name="a302" text:class-names="" text:cond-style-name=""><text:span text:style-name="a300" text:class-names="">Click to edit Master title style</text:span><text:span text:style-name="a301" text:class-names=""/></text:p>
        </draw:text-box>
        <svg:title/>
        <svg:desc/>
      </draw:frame>
      <draw:frame draw:id="id67" presentation:style-name="a307" draw:name="Picture Placeholder 2" svg:x="8.11986in" svg:y="0.66667in" svg:width="3.5601in" svg:height="5.66667in" presentation:class="graphic" presentation:placeholder="false">
        <draw:text-box>
          <text:p text:style-name="a306" text:class-names="" text:cond-style-name=""><text:span text:style-name="a304" text:class-names="">Click icon to add picture</text:span><text:span text:style-name="a305" text:class-names=""/></text:p>
        </draw:text-box>
        <svg:title/>
        <svg:desc/>
      </draw:frame>
      <draw:frame draw:id="id68" presentation:style-name="a311" draw:name="Text Placeholder 3" svg:x="0.99934in" svg:y="2.87932in" svg:width="6.49054in" svg:height="3.45401in" presentation:class="outline" presentation:placeholder="false">
        <draw:text-box>
          <text:list text:style-name="a310">
            <text:list-item>
              <text:p text:style-name="a309" text:class-names="" text:cond-style-name=""><text:span text:style-name="a308" text:class-names="">Edit Master text styles</text:span></text:p>
            </text:list-item>
          </text:list>
        </draw:text-box>
        <svg:title/>
        <svg:desc/>
      </draw:frame>
      <draw:frame draw:id="id69" presentation:style-name="a315" draw:name="Date Placeholder 4" svg:x="8.39757in" svg:y="6.43403in" svg:width="3in" svg:height="0.39931in" presentation:class="date-time" presentation:placeholder="false">
        <draw:text-box>
          <text:p text:style-name="a314" text:class-names="" text:cond-style-name=""><text:span text:style-name="a312" text:class-names=""><text:date text:fixed="false" style:data-style-name="a313">1/1/2000</text:date></text:span></text:p>
        </draw:text-box>
        <svg:title/>
        <svg:desc/>
      </draw:frame>
      <draw:frame draw:id="id70" presentation:style-name="a318" draw:name="Footer Placeholder 5" svg:x="0.99932in" svg:y="6.43403in" svg:width="7.29756in" svg:height="0.39931in" presentation:class="footer" presentation:placeholder="false">
        <draw:text-box>
          <text:p text:style-name="a317" text:class-names="" text:cond-style-name=""><text:span text:style-name="a316" text:class-names=""/></text:p>
        </draw:text-box>
        <svg:title/>
        <svg:desc/>
      </draw:frame>
      <draw:frame draw:id="id71" presentation:style-name="a321" draw:name="Slide Number Placeholder 6" svg:x="11.49826in" svg:y="6.43403in" svg:width="0.83576in" svg:height="0.39931in" presentation:class="page-number" presentation:placeholder="false">
        <draw:text-box>
          <text:p text:style-name="a320" text:class-names="" text:cond-style-name=""><text:span text:style-name="a319" text:class-names=""><text:page-number style:num-format="1" text:fixed="false">‹#›</text:page-number></text:span></text:p>
        </draw:text-box>
        <svg:title/>
        <svg:desc/>
      </draw:frame>
    </style:master-page>
    <style:master-page style:name="Master1-Layout10-cust-Panoramic-Picture-with-Caption" style:page-layout-name="pageLayout1" draw:style-name="a323">
      <draw:frame draw:id="id72" draw:layer="Master1-bg" draw:style-name="a324" draw:name="Picture 2" svg:x="0in" svg:y="0in" svg:width="13.33334in" svg:height="7.5in" style:rel-width="scale" style:rel-height="scale">
        <draw:image xlink:href="media/image1.png" xlink:type="simple" xlink:show="embed" xlink:actuate="onLoad"/>
        <svg:title/>
        <svg:desc>\\DROBO-FS\QuickDrops\JB\PPTX NG\Droplets\LightingOverlay.png</svg:desc>
      </draw:frame>
      <draw:frame draw:id="id73" draw:style-name="a325" draw:name="Picture 9" svg:x="0in" svg:y="0in" svg:width="13.33333in" svg:height="7.5in" style:rel-width="scale" style:rel-height="scale">
        <draw:image xlink:href="media/image3.png" xlink:type="simple" xlink:show="embed" xlink:actuate="onLoad"/>
        <svg:title/>
        <svg:desc>Droplets-HD-Content-R1d.png</svg:desc>
      </draw:frame>
      <draw:frame draw:id="id74" presentation:style-name="a329" draw:name="Title 1" svg:x="0.99934in" svg:y="4.69092in" svg:width="11.33468in" svg:height="0.88759in" presentation:class="title" presentation:placeholder="false">
        <draw:text-box>
          <text:p text:style-name="a328" text:class-names="" text:cond-style-name=""><text:span text:style-name="a326" text:class-names="">Click to edit Master title style</text:span><text:span text:style-name="a327" text:class-names=""/></text:p>
        </draw:text-box>
        <svg:title/>
        <svg:desc/>
      </draw:frame>
      <draw:frame draw:id="id75" presentation:style-name="a333" draw:name="Picture Placeholder 2" svg:x="1.29565in" svg:y="0.76363in" svg:width="10.74205in" svg:height="3.51502in" presentation:class="graphic" presentation:placeholder="false">
        <draw:text-box>
          <text:p text:style-name="a332" text:class-names="" text:cond-style-name=""><text:span text:style-name="a330" text:class-names="">Click icon to add picture</text:span><text:span text:style-name="a331" text:class-names=""/></text:p>
        </draw:text-box>
        <svg:title/>
        <svg:desc/>
      </draw:frame>
      <draw:frame draw:id="id76" presentation:style-name="a337" draw:name="Text Placeholder 3" svg:x="0.99932in" svg:y="5.58697in" svg:width="11.3347in" svg:height="0.74636in" presentation:class="outline" presentation:placeholder="false">
        <draw:text-box>
          <text:list text:style-name="a336">
            <text:list-item>
              <text:p text:style-name="a335" text:class-names="" text:cond-style-name=""><text:span text:style-name="a334" text:class-names="">Edit Master text styles</text:span></text:p>
            </text:list-item>
          </text:list>
        </draw:text-box>
        <svg:title/>
        <svg:desc/>
      </draw:frame>
      <draw:frame draw:id="id77" presentation:style-name="a341" draw:name="Date Placeholder 4" svg:x="8.39757in" svg:y="6.43403in" svg:width="3in" svg:height="0.39931in" presentation:class="date-time" presentation:placeholder="false">
        <draw:text-box>
          <text:p text:style-name="a340" text:class-names="" text:cond-style-name=""><text:span text:style-name="a338" text:class-names=""><text:date text:fixed="false" style:data-style-name="a339">1/1/2000</text:date></text:span></text:p>
        </draw:text-box>
        <svg:title/>
        <svg:desc/>
      </draw:frame>
      <draw:frame draw:id="id78" presentation:style-name="a344" draw:name="Footer Placeholder 5" svg:x="0.99932in" svg:y="6.43403in" svg:width="7.29756in" svg:height="0.39931in" presentation:class="footer" presentation:placeholder="false">
        <draw:text-box>
          <text:p text:style-name="a343" text:class-names="" text:cond-style-name=""><text:span text:style-name="a342" text:class-names=""/></text:p>
        </draw:text-box>
        <svg:title/>
        <svg:desc/>
      </draw:frame>
      <draw:frame draw:id="id79" presentation:style-name="a347" draw:name="Slide Number Placeholder 6" svg:x="11.49826in" svg:y="6.43403in" svg:width="0.83576in" svg:height="0.39931in" presentation:class="page-number" presentation:placeholder="false">
        <draw:text-box>
          <text:p text:style-name="a346" text:class-names="" text:cond-style-name=""><text:span text:style-name="a345" text:class-names=""><text:page-number style:num-format="1" text:fixed="false">‹#›</text:page-number></text:span></text:p>
        </draw:text-box>
        <svg:title/>
        <svg:desc/>
      </draw:frame>
    </style:master-page>
    <style:master-page style:name="Master1-Layout11-cust-Title-and-Caption" style:page-layout-name="pageLayout1" draw:style-name="a349">
      <draw:frame draw:id="id80" draw:layer="Master1-bg" draw:style-name="a350" draw:name="Picture 2" svg:x="0in" svg:y="0in" svg:width="13.33334in" svg:height="7.5in" style:rel-width="scale" style:rel-height="scale">
        <draw:image xlink:href="media/image1.png" xlink:type="simple" xlink:show="embed" xlink:actuate="onLoad"/>
        <svg:title/>
        <svg:desc>\\DROBO-FS\QuickDrops\JB\PPTX NG\Droplets\LightingOverlay.png</svg:desc>
      </draw:frame>
      <draw:frame draw:id="id81" draw:style-name="a351" draw:name="Picture 7" svg:x="0in" svg:y="0in" svg:width="13.33333in" svg:height="7.5in" style:rel-width="scale" style:rel-height="scale">
        <draw:image xlink:href="media/image3.png" xlink:type="simple" xlink:show="embed" xlink:actuate="onLoad"/>
        <svg:title/>
        <svg:desc>Droplets-HD-Content-R1d.png</svg:desc>
      </draw:frame>
      <draw:frame draw:id="id82" presentation:style-name="a355" draw:name="Title 1" svg:x="0.99932in" svg:y="0.66667in" svg:width="11.3347in" svg:height="3.74808in" presentation:class="title" presentation:placeholder="false">
        <draw:text-box>
          <text:p text:style-name="a354" text:class-names="" text:cond-style-name=""><text:span text:style-name="a352" text:class-names="">Click to edit Master title style</text:span><text:span text:style-name="a353" text:class-names=""/></text:p>
        </draw:text-box>
        <svg:title/>
        <svg:desc/>
      </draw:frame>
      <draw:frame draw:id="id83" presentation:style-name="a359" draw:name="Text Placeholder 3" svg:x="0.99932in" svg:y="4.59845in" svg:width="11.3347in" svg:height="1.73489in" presentation:class="outline" presentation:placeholder="false">
        <draw:text-box>
          <text:list text:style-name="a358">
            <text:list-item>
              <text:p text:style-name="a357" text:class-names="" text:cond-style-name=""><text:span text:style-name="a356" text:class-names="">Edit Master text styles</text:span></text:p>
            </text:list-item>
          </text:list>
        </draw:text-box>
        <svg:title/>
        <svg:desc/>
      </draw:frame>
      <draw:frame draw:id="id84" presentation:style-name="a363" draw:name="Date Placeholder 4" svg:x="8.39757in" svg:y="6.43403in" svg:width="3in" svg:height="0.39931in" presentation:class="date-time" presentation:placeholder="false">
        <draw:text-box>
          <text:p text:style-name="a362" text:class-names="" text:cond-style-name=""><text:span text:style-name="a360" text:class-names=""><text:date text:fixed="false" style:data-style-name="a361">1/1/2000</text:date></text:span></text:p>
        </draw:text-box>
        <svg:title/>
        <svg:desc/>
      </draw:frame>
      <draw:frame draw:id="id85" presentation:style-name="a366" draw:name="Footer Placeholder 5" svg:x="0.99932in" svg:y="6.43403in" svg:width="7.29756in" svg:height="0.39931in" presentation:class="footer" presentation:placeholder="false">
        <draw:text-box>
          <text:p text:style-name="a365" text:class-names="" text:cond-style-name=""><text:span text:style-name="a364" text:class-names=""/></text:p>
        </draw:text-box>
        <svg:title/>
        <svg:desc/>
      </draw:frame>
      <draw:frame draw:id="id86" presentation:style-name="a369" draw:name="Slide Number Placeholder 6" svg:x="11.49826in" svg:y="6.43403in" svg:width="0.83576in" svg:height="0.39931in" presentation:class="page-number" presentation:placeholder="false">
        <draw:text-box>
          <text:p text:style-name="a368" text:class-names="" text:cond-style-name=""><text:span text:style-name="a367" text:class-names=""><text:page-number style:num-format="1" text:fixed="false">‹#›</text:page-number></text:span></text:p>
        </draw:text-box>
        <svg:title/>
        <svg:desc/>
      </draw:frame>
    </style:master-page>
    <style:master-page style:name="Master1-Layout12-cust-Quote-with-Caption" style:page-layout-name="pageLayout1" draw:style-name="a371">
      <draw:frame draw:id="id87" draw:layer="Master1-bg" draw:style-name="a372" draw:name="Picture 2" svg:x="0in" svg:y="0in" svg:width="13.33334in" svg:height="7.5in" style:rel-width="scale" style:rel-height="scale">
        <draw:image xlink:href="media/image1.png" xlink:type="simple" xlink:show="embed" xlink:actuate="onLoad"/>
        <svg:title/>
        <svg:desc>\\DROBO-FS\QuickDrops\JB\PPTX NG\Droplets\LightingOverlay.png</svg:desc>
      </draw:frame>
      <draw:frame draw:id="id88" draw:style-name="a373" draw:name="Picture 10" svg:x="0in" svg:y="0in" svg:width="13.33333in" svg:height="7.5in" style:rel-width="scale" style:rel-height="scale">
        <draw:image xlink:href="media/image3.png" xlink:type="simple" xlink:show="embed" xlink:actuate="onLoad"/>
        <svg:title/>
        <svg:desc>Droplets-HD-Content-R1d.png</svg:desc>
      </draw:frame>
      <draw:frame draw:id="id89" presentation:style-name="a377" draw:name="Title 1" svg:x="1.5816in" svg:y="0.66667in" svg:width="10.17361in" svg:height="3.27308in" presentation:class="title" presentation:placeholder="false">
        <draw:text-box>
          <text:p text:style-name="a376" text:class-names="" text:cond-style-name=""><text:span text:style-name="a374" text:class-names="">Click to edit Master title style</text:span><text:span text:style-name="a375" text:class-names=""/></text:p>
        </draw:text-box>
        <svg:title/>
        <svg:desc/>
      </draw:frame>
      <draw:frame draw:id="id90" presentation:style-name="a381" draw:name="Text Placeholder 3" svg:x="1.88172in" svg:y="3.94798in" svg:width="9.57163in" svg:height="0.65047in" presentation:class="outline" presentation:placeholder="false">
        <draw:text-box>
          <text:list text:style-name="a380">
            <text:list-item>
              <text:p text:style-name="a379" text:class-names="" text:cond-style-name=""><text:span text:style-name="a378" text:class-names="">Edit Master text styles</text:span></text:p>
            </text:list-item>
          </text:list>
        </draw:text-box>
        <svg:title/>
        <svg:desc/>
      </draw:frame>
      <draw:frame draw:id="id91" presentation:style-name="a385" draw:name="Text Placeholder 3" svg:x="0.99932in" svg:y="4.78215in" svg:width="11.3347in" svg:height="1.55408in" presentation:class="outline" presentation:placeholder="false">
        <draw:text-box>
          <text:list text:style-name="a384">
            <text:list-item>
              <text:p text:style-name="a383" text:class-names="" text:cond-style-name=""><text:span text:style-name="a382" text:class-names="">Edit Master text styles</text:span></text:p>
            </text:list-item>
          </text:list>
        </draw:text-box>
        <svg:title/>
        <svg:desc/>
      </draw:frame>
      <draw:frame draw:id="id92" presentation:style-name="a389" draw:name="Date Placeholder 4" svg:x="8.39757in" svg:y="6.43403in" svg:width="3in" svg:height="0.39931in" presentation:class="date-time" presentation:placeholder="false">
        <draw:text-box>
          <text:p text:style-name="a388" text:class-names="" text:cond-style-name=""><text:span text:style-name="a386" text:class-names=""><text:date text:fixed="false" style:data-style-name="a387">1/1/2000</text:date></text:span></text:p>
        </draw:text-box>
        <svg:title/>
        <svg:desc/>
      </draw:frame>
      <draw:frame draw:id="id93" presentation:style-name="a392" draw:name="Footer Placeholder 5" svg:x="0.99932in" svg:y="6.43403in" svg:width="7.29756in" svg:height="0.39931in" presentation:class="footer" presentation:placeholder="false">
        <draw:text-box>
          <text:p text:style-name="a391" text:class-names="" text:cond-style-name=""><text:span text:style-name="a390" text:class-names=""/></text:p>
        </draw:text-box>
        <svg:title/>
        <svg:desc/>
      </draw:frame>
      <draw:frame draw:id="id94" presentation:style-name="a395" draw:name="Slide Number Placeholder 6" svg:x="11.49826in" svg:y="6.43403in" svg:width="0.83576in" svg:height="0.39931in" presentation:class="page-number" presentation:placeholder="false">
        <draw:text-box>
          <text:p text:style-name="a394" text:class-names="" text:cond-style-name=""><text:span text:style-name="a393" text:class-names=""><text:page-number style:num-format="1" text:fixed="false">‹#›</text:page-number></text:span></text:p>
        </draw:text-box>
        <svg:title/>
        <svg:desc/>
      </draw:frame>
      <draw:frame draw:id="id95" draw:style-name="a398" draw:name="TextBox 12" svg:x="1.09524in" svg:y="0.82477in" svg:width="0.66667in" svg:height="0.63952in">
        <draw:text-box>
          <text:p text:style-name="a397" text:class-names="" text:cond-style-name=""><text:span text:style-name="a396" text:class-names="">“</text:span></text:p>
        </draw:text-box>
        <svg:title/>
        <svg:desc/>
      </draw:frame>
      <draw:frame draw:id="id96" draw:style-name="a401" draw:name="TextBox 13" svg:x="11.54589in" svg:y="3.27382in" svg:width="0.66667in" svg:height="0.63952in">
        <draw:text-box>
          <text:p text:style-name="a400" text:class-names="" text:cond-style-name=""><text:span text:style-name="a399" text:class-names="">”</text:span></text:p>
        </draw:text-box>
        <svg:title/>
        <svg:desc/>
      </draw:frame>
    </style:master-page>
    <style:master-page style:name="Master1-Layout13-cust-Name-Card" style:page-layout-name="pageLayout1" draw:style-name="a403">
      <draw:frame draw:id="id97" draw:layer="Master1-bg" draw:style-name="a404" draw:name="Picture 2" svg:x="0in" svg:y="0in" svg:width="13.33334in" svg:height="7.5in" style:rel-width="scale" style:rel-height="scale">
        <draw:image xlink:href="media/image1.png" xlink:type="simple" xlink:show="embed" xlink:actuate="onLoad"/>
        <svg:title/>
        <svg:desc>\\DROBO-FS\QuickDrops\JB\PPTX NG\Droplets\LightingOverlay.png</svg:desc>
      </draw:frame>
      <draw:frame draw:id="id98" draw:style-name="a405" draw:name="Picture 7" svg:x="0in" svg:y="0in" svg:width="13.33333in" svg:height="7.5in" style:rel-width="scale" style:rel-height="scale">
        <draw:image xlink:href="media/image3.png" xlink:type="simple" xlink:show="embed" xlink:actuate="onLoad"/>
        <svg:title/>
        <svg:desc>Droplets-HD-Content-R1d.png</svg:desc>
      </draw:frame>
      <draw:frame draw:id="id99" presentation:style-name="a409" draw:name="Title 1" svg:x="0.99932in" svg:y="2.33893in" svg:width="11.3347in" svg:height="2.74698in" presentation:class="title" presentation:placeholder="false">
        <draw:text-box>
          <text:p text:style-name="a408" text:class-names="" text:cond-style-name=""><text:span text:style-name="a406" text:class-names="">Click to edit Master title style</text:span><text:span text:style-name="a407" text:class-names=""/></text:p>
        </draw:text-box>
        <svg:title/>
        <svg:desc/>
      </draw:frame>
      <draw:frame draw:id="id100" presentation:style-name="a413" draw:name="Text Placeholder 3" svg:x="0.99932in" svg:y="5.09879in" svg:width="11.3347in" svg:height="1.24742in" presentation:class="outline" presentation:placeholder="false">
        <draw:text-box>
          <text:list text:style-name="a412">
            <text:list-item>
              <text:p text:style-name="a411" text:class-names="" text:cond-style-name=""><text:span text:style-name="a410" text:class-names="">Edit Master text styles</text:span></text:p>
            </text:list-item>
          </text:list>
        </draw:text-box>
        <svg:title/>
        <svg:desc/>
      </draw:frame>
      <draw:frame draw:id="id101" presentation:style-name="a417" draw:name="Date Placeholder 4" svg:x="8.39757in" svg:y="6.43403in" svg:width="3in" svg:height="0.39931in" presentation:class="date-time" presentation:placeholder="false">
        <draw:text-box>
          <text:p text:style-name="a416" text:class-names="" text:cond-style-name=""><text:span text:style-name="a414" text:class-names=""><text:date text:fixed="false" style:data-style-name="a415">1/1/2000</text:date></text:span></text:p>
        </draw:text-box>
        <svg:title/>
        <svg:desc/>
      </draw:frame>
      <draw:frame draw:id="id102" presentation:style-name="a420" draw:name="Footer Placeholder 5" svg:x="0.99932in" svg:y="6.43403in" svg:width="7.29756in" svg:height="0.39931in" presentation:class="footer" presentation:placeholder="false">
        <draw:text-box>
          <text:p text:style-name="a419" text:class-names="" text:cond-style-name=""><text:span text:style-name="a418" text:class-names=""/></text:p>
        </draw:text-box>
        <svg:title/>
        <svg:desc/>
      </draw:frame>
      <draw:frame draw:id="id103" presentation:style-name="a423" draw:name="Slide Number Placeholder 6" svg:x="11.49826in" svg:y="6.43403in" svg:width="0.83576in" svg:height="0.39931in" presentation:class="page-number" presentation:placeholder="false">
        <draw:text-box>
          <text:p text:style-name="a422" text:class-names="" text:cond-style-name=""><text:span text:style-name="a421" text:class-names=""><text:page-number style:num-format="1" text:fixed="false">‹#›</text:page-number></text:span></text:p>
        </draw:text-box>
        <svg:title/>
        <svg:desc/>
      </draw:frame>
    </style:master-page>
    <style:master-page style:name="Master1-Layout14-cust-3-Column" style:page-layout-name="pageLayout1" draw:style-name="a425">
      <draw:frame draw:id="id104" draw:layer="Master1-bg" draw:style-name="a426" draw:name="Picture 2" svg:x="0in" svg:y="0in" svg:width="13.33334in" svg:height="7.5in" style:rel-width="scale" style:rel-height="scale">
        <draw:image xlink:href="media/image1.png" xlink:type="simple" xlink:show="embed" xlink:actuate="onLoad"/>
        <svg:title/>
        <svg:desc>\\DROBO-FS\QuickDrops\JB\PPTX NG\Droplets\LightingOverlay.png</svg:desc>
      </draw:frame>
      <draw:frame draw:id="id105" draw:style-name="a427" draw:name="Picture 12" svg:x="0in" svg:y="0in" svg:width="13.33333in" svg:height="7.5in" style:rel-width="scale" style:rel-height="scale">
        <draw:image xlink:href="media/image3.png" xlink:type="simple" xlink:show="embed" xlink:actuate="onLoad"/>
        <svg:title/>
        <svg:desc>Droplets-HD-Content-R1d.png</svg:desc>
      </draw:frame>
      <draw:frame draw:id="id106" presentation:style-name="a431" draw:name="Title 1" svg:x="0.99932in" svg:y="0.66667in" svg:width="11.3347in" svg:height="1.75535in" presentation:class="title" presentation:placeholder="false">
        <draw:text-box>
          <text:p text:style-name="a430" text:class-names="" text:cond-style-name=""><text:span text:style-name="a428" text:class-names="">Click to edit Master title style</text:span><text:span text:style-name="a429" text:class-names=""/></text:p>
        </draw:text-box>
        <svg:title/>
        <svg:desc/>
      </draw:frame>
      <draw:frame draw:id="id107" presentation:style-name="a435" draw:name="Text Placeholder 2" svg:x="0.99932in" svg:y="2.58868in" svg:width="3.6078in" svg:height="0.63021in" presentation:class="outline" presentation:placeholder="false">
        <draw:text-box>
          <text:list text:style-name="a434">
            <text:list-item>
              <text:p text:style-name="a433" text:class-names="" text:cond-style-name=""><text:span text:style-name="a432" text:class-names="">Edit Master text styles</text:span></text:p>
            </text:list-item>
          </text:list>
        </draw:text-box>
        <svg:title/>
        <svg:desc/>
      </draw:frame>
      <draw:frame draw:id="id108" presentation:style-name="a439" draw:name="Text Placeholder 3" svg:x="0.99932in" svg:y="3.21889in" svg:width="3.6078in" svg:height="3.11444in" presentation:class="outline" presentation:placeholder="false">
        <draw:text-box>
          <text:list text:style-name="a438">
            <text:list-item>
              <text:p text:style-name="a437" text:class-names="" text:cond-style-name=""><text:span text:style-name="a436" text:class-names="">Edit Master text styles</text:span></text:p>
            </text:list-item>
          </text:list>
        </draw:text-box>
        <svg:title/>
        <svg:desc/>
      </draw:frame>
      <draw:frame draw:id="id109" presentation:style-name="a443" draw:name="Text Placeholder 4" svg:x="4.86919in" svg:y="2.58868in" svg:width="3.59965in" svg:height="0.63021in" presentation:class="outline" presentation:placeholder="false">
        <draw:text-box>
          <text:list text:style-name="a442">
            <text:list-item>
              <text:p text:style-name="a441" text:class-names="" text:cond-style-name=""><text:span text:style-name="a440" text:class-names="">Edit Master text styles</text:span></text:p>
            </text:list-item>
          </text:list>
        </draw:text-box>
        <svg:title/>
        <svg:desc/>
      </draw:frame>
      <draw:frame draw:id="id110" presentation:style-name="a447" draw:name="Text Placeholder 3" svg:x="4.85712in" svg:y="3.21889in" svg:width="3.61259in" svg:height="3.11444in" presentation:class="outline" presentation:placeholder="false">
        <draw:text-box>
          <text:list text:style-name="a446">
            <text:list-item>
              <text:p text:style-name="a445" text:class-names="" text:cond-style-name=""><text:span text:style-name="a444" text:class-names="">Edit Master text styles</text:span></text:p>
            </text:list-item>
          </text:list>
        </draw:text-box>
        <svg:title/>
        <svg:desc/>
      </draw:frame>
      <draw:frame draw:id="id111" presentation:style-name="a451" draw:name="Text Placeholder 4" svg:x="8.7197in" svg:y="2.58868in" svg:width="3.61431in" svg:height="0.63021in" presentation:class="outline" presentation:placeholder="false">
        <draw:text-box>
          <text:list text:style-name="a450">
            <text:list-item>
              <text:p text:style-name="a449" text:class-names="" text:cond-style-name=""><text:span text:style-name="a448" text:class-names="">Edit Master text styles</text:span></text:p>
            </text:list-item>
          </text:list>
        </draw:text-box>
        <svg:title/>
        <svg:desc/>
      </draw:frame>
      <draw:frame draw:id="id112" presentation:style-name="a455" draw:name="Text Placeholder 3" svg:x="8.7197in" svg:y="3.21889in" svg:width="3.61431in" svg:height="3.11444in" presentation:class="outline" presentation:placeholder="false">
        <draw:text-box>
          <text:list text:style-name="a454">
            <text:list-item>
              <text:p text:style-name="a453" text:class-names="" text:cond-style-name=""><text:span text:style-name="a452" text:class-names="">Edit Master text styles</text:span></text:p>
            </text:list-item>
          </text:list>
        </draw:text-box>
        <svg:title/>
        <svg:desc/>
      </draw:frame>
      <draw:frame draw:id="id113" presentation:style-name="a459" draw:name="Date Placeholder 2" svg:x="8.39757in" svg:y="6.43403in" svg:width="3in" svg:height="0.39931in" presentation:class="date-time" presentation:placeholder="false">
        <draw:text-box>
          <text:p text:style-name="a458" text:class-names="" text:cond-style-name=""><text:span text:style-name="a456" text:class-names=""><text:date text:fixed="false" style:data-style-name="a457">1/1/2000</text:date></text:span></text:p>
        </draw:text-box>
        <svg:title/>
        <svg:desc/>
      </draw:frame>
      <draw:frame draw:id="id114" presentation:style-name="a462" draw:name="Footer Placeholder 3" svg:x="0.99932in" svg:y="6.43403in" svg:width="7.29756in" svg:height="0.39931in" presentation:class="footer" presentation:placeholder="false">
        <draw:text-box>
          <text:p text:style-name="a461" text:class-names="" text:cond-style-name=""><text:span text:style-name="a460" text:class-names=""/></text:p>
        </draw:text-box>
        <svg:title/>
        <svg:desc/>
      </draw:frame>
      <draw:frame draw:id="id115" presentation:style-name="a465" draw:name="Slide Number Placeholder 4" svg:x="11.49826in" svg:y="6.43403in" svg:width="0.83576in" svg:height="0.39931in" presentation:class="page-number" presentation:placeholder="false">
        <draw:text-box>
          <text:p text:style-name="a464" text:class-names="" text:cond-style-name=""><text:span text:style-name="a463" text:class-names=""><text:page-number style:num-format="1" text:fixed="false">‹#›</text:page-number></text:span></text:p>
        </draw:text-box>
        <svg:title/>
        <svg:desc/>
      </draw:frame>
    </style:master-page>
    <style:master-page style:name="Master1-Layout15-cust-3-Picture-Column" style:page-layout-name="pageLayout1" draw:style-name="a467">
      <draw:frame draw:id="id116" draw:layer="Master1-bg" draw:style-name="a468" draw:name="Picture 2" svg:x="0in" svg:y="0in" svg:width="13.33334in" svg:height="7.5in" style:rel-width="scale" style:rel-height="scale">
        <draw:image xlink:href="media/image1.png" xlink:type="simple" xlink:show="embed" xlink:actuate="onLoad"/>
        <svg:title/>
        <svg:desc>\\DROBO-FS\QuickDrops\JB\PPTX NG\Droplets\LightingOverlay.png</svg:desc>
      </draw:frame>
      <draw:frame draw:id="id117" draw:style-name="a469" draw:name="Picture 15" svg:x="0in" svg:y="0in" svg:width="13.33333in" svg:height="7.5in" style:rel-width="scale" style:rel-height="scale">
        <draw:image xlink:href="media/image3.png" xlink:type="simple" xlink:show="embed" xlink:actuate="onLoad"/>
        <svg:title/>
        <svg:desc>Droplets-HD-Content-R1d.png</svg:desc>
      </draw:frame>
      <draw:frame draw:id="id118" presentation:style-name="a473" draw:name="Title 1" svg:x="0.99932in" svg:y="0.66795in" svg:width="11.3347in" svg:height="1.75407in" presentation:class="title" presentation:placeholder="false">
        <draw:text-box>
          <text:p text:style-name="a472" text:class-names="" text:cond-style-name=""><text:span text:style-name="a470" text:class-names="">Click to edit Master title style</text:span><text:span text:style-name="a471" text:class-names=""/></text:p>
        </draw:text-box>
        <svg:title/>
        <svg:desc/>
      </draw:frame>
      <draw:frame draw:id="id119" presentation:style-name="a477" draw:name="Text Placeholder 2" svg:x="0.99932in" svg:y="4.59845in" svg:width="3.605in" svg:height="0.63021in" presentation:class="outline" presentation:placeholder="false">
        <draw:text-box>
          <text:list text:style-name="a476">
            <text:list-item>
              <text:p text:style-name="a475" text:class-names="" text:cond-style-name=""><text:span text:style-name="a474" text:class-names="">Edit Master text styles</text:span></text:p>
            </text:list-item>
          </text:list>
        </draw:text-box>
        <svg:title/>
        <svg:desc/>
      </draw:frame>
      <draw:frame draw:id="id120" presentation:style-name="a481" draw:name="Picture Placeholder 2" svg:x="0.99932in" svg:y="2.58868in" svg:width="3.605in" svg:height="1.66667in" presentation:class="graphic" presentation:placeholder="false">
        <draw:text-box>
          <text:p text:style-name="a480" text:class-names="" text:cond-style-name=""><text:span text:style-name="a478" text:class-names="">Click icon to add picture</text:span><text:span text:style-name="a479" text:class-names=""/></text:p>
        </draw:text-box>
        <svg:title/>
        <svg:desc/>
      </draw:frame>
      <draw:frame draw:id="id121" presentation:style-name="a485" draw:name="Text Placeholder 3" svg:x="0.99932in" svg:y="5.22865in" svg:width="3.605in" svg:height="1.10468in" presentation:class="outline" presentation:placeholder="false">
        <draw:text-box>
          <text:list text:style-name="a484">
            <text:list-item>
              <text:p text:style-name="a483" text:class-names="" text:cond-style-name=""><text:span text:style-name="a482" text:class-names="">Edit Master text styles</text:span></text:p>
            </text:list-item>
          </text:list>
        </draw:text-box>
        <svg:title/>
        <svg:desc/>
      </draw:frame>
      <draw:frame draw:id="id122" presentation:style-name="a489" draw:name="Text Placeholder 4" svg:x="4.85866in" svg:y="4.59845in" svg:width="3.61092in" svg:height="0.63021in" presentation:class="outline" presentation:placeholder="false">
        <draw:text-box>
          <text:list text:style-name="a488">
            <text:list-item>
              <text:p text:style-name="a487" text:class-names="" text:cond-style-name=""><text:span text:style-name="a486" text:class-names="">Edit Master text styles</text:span></text:p>
            </text:list-item>
          </text:list>
        </draw:text-box>
        <svg:title/>
        <svg:desc/>
      </draw:frame>
      <draw:frame draw:id="id123" presentation:style-name="a493" draw:name="Picture Placeholder 2" svg:x="4.85712in" svg:y="2.58868in" svg:width="3.61259in" svg:height="1.66667in" presentation:class="graphic" presentation:placeholder="false">
        <draw:text-box>
          <text:p text:style-name="a492" text:class-names="" text:cond-style-name=""><text:span text:style-name="a490" text:class-names="">Click icon to add picture</text:span><text:span text:style-name="a491" text:class-names=""/></text:p>
        </draw:text-box>
        <svg:title/>
        <svg:desc/>
      </draw:frame>
      <draw:frame draw:id="id124" presentation:style-name="a497" draw:name="Text Placeholder 3" svg:x="4.85712in" svg:y="5.22865in" svg:width="3.61259in" svg:height="1.10468in" presentation:class="outline" presentation:placeholder="false">
        <draw:text-box>
          <text:list text:style-name="a496">
            <text:list-item>
              <text:p text:style-name="a495" text:class-names="" text:cond-style-name=""><text:span text:style-name="a494" text:class-names="">Edit Master text styles</text:span></text:p>
            </text:list-item>
          </text:list>
        </draw:text-box>
        <svg:title/>
        <svg:desc/>
      </draw:frame>
      <draw:frame draw:id="id125" presentation:style-name="a501" draw:name="Text Placeholder 4" svg:x="8.7197in" svg:y="4.59845in" svg:width="3.60967in" svg:height="0.63021in" presentation:class="outline" presentation:placeholder="false">
        <draw:text-box>
          <text:list text:style-name="a500">
            <text:list-item>
              <text:p text:style-name="a499" text:class-names="" text:cond-style-name=""><text:span text:style-name="a498" text:class-names="">Edit Master text styles</text:span></text:p>
            </text:list-item>
          </text:list>
        </draw:text-box>
        <svg:title/>
        <svg:desc/>
      </draw:frame>
      <draw:frame draw:id="id126" presentation:style-name="a505" draw:name="Picture Placeholder 2" svg:x="8.7197in" svg:y="2.58868in" svg:width="3.61431in" svg:height="1.66667in" presentation:class="graphic" presentation:placeholder="false">
        <draw:text-box>
          <text:p text:style-name="a504" text:class-names="" text:cond-style-name=""><text:span text:style-name="a502" text:class-names="">Click icon to add picture</text:span><text:span text:style-name="a503" text:class-names=""/></text:p>
        </draw:text-box>
        <svg:title/>
        <svg:desc/>
      </draw:frame>
      <draw:frame draw:id="id127" presentation:style-name="a509" draw:name="Text Placeholder 3" svg:x="8.71957in" svg:y="5.22865in" svg:width="3.61445in" svg:height="1.10468in" presentation:class="outline" presentation:placeholder="false">
        <draw:text-box>
          <text:list text:style-name="a508">
            <text:list-item>
              <text:p text:style-name="a507" text:class-names="" text:cond-style-name=""><text:span text:style-name="a506" text:class-names="">Edit Master text styles</text:span></text:p>
            </text:list-item>
          </text:list>
        </draw:text-box>
        <svg:title/>
        <svg:desc/>
      </draw:frame>
      <draw:frame draw:id="id128" presentation:style-name="a513" draw:name="Date Placeholder 2" svg:x="8.39757in" svg:y="6.43403in" svg:width="3in" svg:height="0.39931in" presentation:class="date-time" presentation:placeholder="false">
        <draw:text-box>
          <text:p text:style-name="a512" text:class-names="" text:cond-style-name=""><text:span text:style-name="a510" text:class-names=""><text:date text:fixed="false" style:data-style-name="a511">1/1/2000</text:date></text:span></text:p>
        </draw:text-box>
        <svg:title/>
        <svg:desc/>
      </draw:frame>
      <draw:frame draw:id="id129" presentation:style-name="a516" draw:name="Footer Placeholder 3" svg:x="0.99932in" svg:y="6.43403in" svg:width="7.29756in" svg:height="0.39931in" presentation:class="footer" presentation:placeholder="false">
        <draw:text-box>
          <text:p text:style-name="a515" text:class-names="" text:cond-style-name=""><text:span text:style-name="a514" text:class-names=""/></text:p>
        </draw:text-box>
        <svg:title/>
        <svg:desc/>
      </draw:frame>
      <draw:frame draw:id="id130" presentation:style-name="a519" draw:name="Slide Number Placeholder 4" svg:x="11.49826in" svg:y="6.43403in" svg:width="0.83576in" svg:height="0.39931in" presentation:class="page-number" presentation:placeholder="false">
        <draw:text-box>
          <text:p text:style-name="a518" text:class-names="" text:cond-style-name=""><text:span text:style-name="a517" text:class-names=""><text:page-number style:num-format="1" text:fixed="false">‹#›</text:page-number></text:span></text:p>
        </draw:text-box>
        <svg:title/>
        <svg:desc/>
      </draw:frame>
    </style:master-page>
    <style:master-page style:name="Master1-Layout16-vertTx-Title-and-Vertical-Text" style:page-layout-name="pageLayout1" draw:style-name="a521">
      <draw:frame draw:id="id131" draw:layer="Master1-bg" draw:style-name="a522" draw:name="Picture 2" svg:x="0in" svg:y="0in" svg:width="13.33334in" svg:height="7.5in" style:rel-width="scale" style:rel-height="scale">
        <draw:image xlink:href="media/image1.png" xlink:type="simple" xlink:show="embed" xlink:actuate="onLoad"/>
        <svg:title/>
        <svg:desc>\\DROBO-FS\QuickDrops\JB\PPTX NG\Droplets\LightingOverlay.png</svg:desc>
      </draw:frame>
      <draw:frame draw:id="id132" draw:style-name="a523" draw:name="Picture 7" svg:x="0in" svg:y="0in" svg:width="13.33333in" svg:height="7.5in" style:rel-width="scale" style:rel-height="scale">
        <draw:image xlink:href="media/image3.png" xlink:type="simple" xlink:show="embed" xlink:actuate="onLoad"/>
        <svg:title/>
        <svg:desc>Droplets-HD-Content-R1d.png</svg:desc>
      </draw:frame>
      <draw:frame draw:id="id133" presentation:style-name="a527" draw:name="Title 1" svg:x="0.99932in" svg:y="0.67642in" svg:width="11.3347in" svg:height="1.7456in" presentation:class="title" presentation:placeholder="false">
        <draw:text-box>
          <text:p text:style-name="a526" text:class-names="" text:cond-style-name=""><text:span text:style-name="a524" text:class-names="">Click to edit Master title style</text:span><text:span text:style-name="a525" text:class-names=""/></text:p>
        </draw:text-box>
        <svg:title/>
        <svg:desc/>
      </draw:frame>
      <draw:frame draw:id="id134" presentation:style-name="a544" draw:name="Vertical Text Placeholder 2" svg:x="0.99932in" svg:y="2.58868in" svg:width="11.3347in" svg:height="3.74465in" presentation:class="outline" presentation:placeholder="false">
        <draw:text-box>
          <text:list text:style-name="a530">
            <text:list-item>
              <text:p text:style-name="a529" text:class-names="" text:cond-style-name=""><text:span text:style-name="a528" text:class-names="">Edit Master text styles</text:span></text:p>
            </text:list-item>
          </text:list>
          <text:list text:style-name="a533">
            <text:list-item>
              <text:list text:style-name="a533">
                <text:list-item>
                  <text:p text:style-name="a532" text:class-names="" text:cond-style-name=""><text:span text:style-name="a531" text:class-names="">Second level</text:span></text:p>
                </text:list-item>
              </text:list>
            </text:list-item>
          </text:list>
          <text:list text:style-name="a536">
            <text:list-item>
              <text:list text:style-name="a536">
                <text:list-item>
                  <text:list text:style-name="a536">
                    <text:list-item>
                      <text:p text:style-name="a535" text:class-names="" text:cond-style-name=""><text:span text:style-name="a534" text:class-names="">Third level</text:span></text:p>
                    </text:list-item>
                  </text:list>
                </text:list-item>
              </text:list>
            </text:list-item>
          </text:list>
          <text:list text:style-name="a539">
            <text:list-item>
              <text:list text:style-name="a539">
                <text:list-item>
                  <text:list text:style-name="a539">
                    <text:list-item>
                      <text:list text:style-name="a539">
                        <text:list-item>
                          <text:p text:style-name="a538" text:class-names="" text:cond-style-name=""><text:span text:style-name="a537" text:class-names="">Fourth level</text:span></text:p>
                        </text:list-item>
                      </text:list>
                    </text:list-item>
                  </text:list>
                </text:list-item>
              </text:list>
            </text:list-item>
          </text:list>
          <text:list text:style-name="a543">
            <text:list-item>
              <text:list text:style-name="a543">
                <text:list-item>
                  <text:list text:style-name="a543">
                    <text:list-item>
                      <text:list text:style-name="a543">
                        <text:list-item>
                          <text:list text:style-name="a543">
                            <text:list-item>
                              <text:p text:style-name="a542" text:class-names="" text:cond-style-name=""><text:span text:style-name="a540" text:class-names="">Fifth level</text:span><text:span text:style-name="a541" text:class-names=""/></text:p>
                            </text:list-item>
                          </text:list>
                        </text:list-item>
                      </text:list>
                    </text:list-item>
                  </text:list>
                </text:list-item>
              </text:list>
            </text:list-item>
          </text:list>
        </draw:text-box>
        <svg:title/>
        <svg:desc/>
      </draw:frame>
      <draw:frame draw:id="id135" presentation:style-name="a548" draw:name="Date Placeholder 3" svg:x="8.39757in" svg:y="6.43403in" svg:width="3in" svg:height="0.39931in" presentation:class="date-time" presentation:placeholder="false">
        <draw:text-box>
          <text:p text:style-name="a547" text:class-names="" text:cond-style-name=""><text:span text:style-name="a545" text:class-names=""><text:date text:fixed="false" style:data-style-name="a546">1/1/2000</text:date></text:span></text:p>
        </draw:text-box>
        <svg:title/>
        <svg:desc/>
      </draw:frame>
      <draw:frame draw:id="id136" presentation:style-name="a551" draw:name="Footer Placeholder 4" svg:x="0.99932in" svg:y="6.43403in" svg:width="7.29756in" svg:height="0.39931in" presentation:class="footer" presentation:placeholder="false">
        <draw:text-box>
          <text:p text:style-name="a550" text:class-names="" text:cond-style-name=""><text:span text:style-name="a549" text:class-names=""/></text:p>
        </draw:text-box>
        <svg:title/>
        <svg:desc/>
      </draw:frame>
      <draw:frame draw:id="id137" presentation:style-name="a554" draw:name="Slide Number Placeholder 5" svg:x="11.49826in" svg:y="6.43403in" svg:width="0.83576in" svg:height="0.39931in" presentation:class="page-number" presentation:placeholder="false">
        <draw:text-box>
          <text:p text:style-name="a553" text:class-names="" text:cond-style-name=""><text:span text:style-name="a552" text:class-names=""><text:page-number style:num-format="1" text:fixed="false">‹#›</text:page-number></text:span></text:p>
        </draw:text-box>
        <svg:title/>
        <svg:desc/>
      </draw:frame>
    </style:master-page>
    <style:master-page style:name="Master1-Layout17-vertTitleAndTx-Vertical-Title-and-Text" style:page-layout-name="pageLayout1" draw:style-name="a556">
      <draw:frame draw:id="id138" draw:layer="Master1-bg" draw:style-name="a557" draw:name="Picture 2" svg:x="0in" svg:y="0in" svg:width="13.33334in" svg:height="7.5in" style:rel-width="scale" style:rel-height="scale">
        <draw:image xlink:href="media/image1.png" xlink:type="simple" xlink:show="embed" xlink:actuate="onLoad"/>
        <svg:title/>
        <svg:desc>\\DROBO-FS\QuickDrops\JB\PPTX NG\Droplets\LightingOverlay.png</svg:desc>
      </draw:frame>
      <draw:frame draw:id="id139" draw:style-name="a558" draw:name="Picture 8" svg:x="0in" svg:y="0in" svg:width="13.33333in" svg:height="7.5in" style:rel-width="scale" style:rel-height="scale">
        <draw:image xlink:href="media/image3.png" xlink:type="simple" xlink:show="embed" xlink:actuate="onLoad"/>
        <svg:title/>
        <svg:desc>Droplets-HD-Content-R1d.png</svg:desc>
      </draw:frame>
      <draw:frame draw:id="id140" presentation:style-name="a562" draw:name="Vertical Title 1" svg:x="9.54167in" svg:y="0.66667in" svg:width="2.79235in" svg:height="5.66667in" presentation:class="title" presentation:placeholder="false">
        <draw:text-box>
          <text:p text:style-name="a561" text:class-names="" text:cond-style-name=""><text:span text:style-name="a559" text:class-names="">Click to edit Master title style</text:span><text:span text:style-name="a560" text:class-names=""/></text:p>
        </draw:text-box>
        <svg:title/>
        <svg:desc/>
      </draw:frame>
      <draw:frame draw:id="id141" presentation:style-name="a579" draw:name="Vertical Text Placeholder 2" svg:x="0.99932in" svg:y="0.66667in" svg:width="8.37568in" svg:height="5.66667in" presentation:class="outline" presentation:placeholder="false">
        <draw:text-box>
          <text:list text:style-name="a565">
            <text:list-item>
              <text:p text:style-name="a564" text:class-names="" text:cond-style-name=""><text:span text:style-name="a563" text:class-names="">Edit Master text styles</text:span></text:p>
            </text:list-item>
          </text:list>
          <text:list text:style-name="a568">
            <text:list-item>
              <text:list text:style-name="a568">
                <text:list-item>
                  <text:p text:style-name="a567" text:class-names="" text:cond-style-name=""><text:span text:style-name="a566" text:class-names="">Second level</text:span></text:p>
                </text:list-item>
              </text:list>
            </text:list-item>
          </text:list>
          <text:list text:style-name="a571">
            <text:list-item>
              <text:list text:style-name="a571">
                <text:list-item>
                  <text:list text:style-name="a571">
                    <text:list-item>
                      <text:p text:style-name="a570" text:class-names="" text:cond-style-name=""><text:span text:style-name="a569" text:class-names="">Third level</text:span></text:p>
                    </text:list-item>
                  </text:list>
                </text:list-item>
              </text:list>
            </text:list-item>
          </text:list>
          <text:list text:style-name="a574">
            <text:list-item>
              <text:list text:style-name="a574">
                <text:list-item>
                  <text:list text:style-name="a574">
                    <text:list-item>
                      <text:list text:style-name="a574">
                        <text:list-item>
                          <text:p text:style-name="a573" text:class-names="" text:cond-style-name=""><text:span text:style-name="a572" text:class-names="">Fourth level</text:span></text:p>
                        </text:list-item>
                      </text:list>
                    </text:list-item>
                  </text:list>
                </text:list-item>
              </text:list>
            </text:list-item>
          </text:list>
          <text:list text:style-name="a578">
            <text:list-item>
              <text:list text:style-name="a578">
                <text:list-item>
                  <text:list text:style-name="a578">
                    <text:list-item>
                      <text:list text:style-name="a578">
                        <text:list-item>
                          <text:list text:style-name="a578">
                            <text:list-item>
                              <text:p text:style-name="a577" text:class-names="" text:cond-style-name=""><text:span text:style-name="a575" text:class-names="">Fifth level</text:span><text:span text:style-name="a576" text:class-names=""/></text:p>
                            </text:list-item>
                          </text:list>
                        </text:list-item>
                      </text:list>
                    </text:list-item>
                  </text:list>
                </text:list-item>
              </text:list>
            </text:list-item>
          </text:list>
        </draw:text-box>
        <svg:title/>
        <svg:desc/>
      </draw:frame>
      <draw:frame draw:id="id142" presentation:style-name="a583" draw:name="Date Placeholder 3" svg:x="8.39757in" svg:y="6.43403in" svg:width="3in" svg:height="0.39931in" presentation:class="date-time" presentation:placeholder="false">
        <draw:text-box>
          <text:p text:style-name="a582" text:class-names="" text:cond-style-name=""><text:span text:style-name="a580" text:class-names=""><text:date text:fixed="false" style:data-style-name="a581">1/1/2000</text:date></text:span></text:p>
        </draw:text-box>
        <svg:title/>
        <svg:desc/>
      </draw:frame>
      <draw:frame draw:id="id143" presentation:style-name="a586" draw:name="Footer Placeholder 4" svg:x="0.99932in" svg:y="6.43403in" svg:width="7.29756in" svg:height="0.39931in" presentation:class="footer" presentation:placeholder="false">
        <draw:text-box>
          <text:p text:style-name="a585" text:class-names="" text:cond-style-name=""><text:span text:style-name="a584" text:class-names=""/></text:p>
        </draw:text-box>
        <svg:title/>
        <svg:desc/>
      </draw:frame>
      <draw:frame draw:id="id144" presentation:style-name="a589" draw:name="Slide Number Placeholder 5" svg:x="11.49826in" svg:y="6.43403in" svg:width="0.83576in" svg:height="0.39931in" presentation:class="page-number" presentation:placeholder="false">
        <draw:text-box>
          <text:p text:style-name="a588" text:class-names="" text:cond-style-name=""><text:span text:style-name="a587" text:class-names=""><text:page-number style:num-format="1" text:fixed="false">‹#›</text:page-number></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جنبش نرم افزار آزاد</dc:title>
    <meta:initial-creator>Mohsen Shabanian</meta:initial-creator>
    <dc:creator>Mohsen Shabanian</dc:creator>
    <meta:creation-date>2019-10-14T16:37:15Z</meta:creation-date>
    <dc:date>2019-10-14T16:40:52Z</dc:date>
    <meta:template xlink:href="TM04033925%5b%5bfn=Droplet%5d%5d" xlink:type="simple"/>
    <meta:editing-cycles>1</meta:editing-cycles>
    <meta:editing-duration>PT216S</meta:editing-duration>
    <meta:document-statistic meta:paragraph-count="3" meta:word-count="82"/>
  </office:meta>
</office:document-meta>
</file>